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/>
    <style:style style:name="T10_291" style:family="text"/>
    <style:style style:name="T10_292" style:family="text"/>
    <style:style style:name="T10_293" style:family="text"/>
    <style:style style:name="T10_294" style:family="text"/>
    <style:style style:name="T10_295" style:family="text"/>
    <style:style style:name="T10_296" style:family="text"/>
    <style:style style:name="T10_297" style:family="text"/>
    <style:style style:name="T10_298" style:family="text"/>
    <style:style style:name="T10_299" style:family="text"/>
    <style:style style:name="T10_300" style:family="text"/>
    <style:style style:name="T10_301" style:family="text"/>
    <style:style style:name="T10_302" style:family="text"/>
    <style:style style:name="T10_303" style:family="text"/>
    <style:style style:name="T10_304" style:family="text"/>
    <style:style style:name="T10_305" style:family="text"/>
    <style:style style:name="T10_306" style:family="text"/>
    <style:style style:name="T10_307" style:family="text"/>
    <style:style style:name="T10_308" style:family="text"/>
    <style:style style:name="T10_309" style:family="text"/>
    <style:style style:name="T10_310" style:family="text"/>
    <style:style style:name="T10_311" style:family="text"/>
    <style:style style:name="T10_312" style:family="text"/>
    <style:style style:name="T10_313" style:family="text"/>
    <style:style style:name="T10_314" style:family="text"/>
    <style:style style:name="T10_315" style:family="text"/>
    <style:style style:name="T10_316" style:family="text"/>
    <style:style style:name="T10_317" style:family="text"/>
    <style:style style:name="T10_318" style:family="text"/>
    <style:style style:name="T10_319" style:family="text"/>
    <style:style style:name="T10_320" style:family="text"/>
    <style:style style:name="T10_321" style:family="text"/>
    <style:style style:name="T10_322" style:family="text"/>
    <style:style style:name="T10_323" style:family="text"/>
    <style:style style:name="T10_324" style:family="text"/>
    <style:style style:name="T10_325" style:family="text"/>
    <style:style style:name="T10_326" style:family="text"/>
    <style:style style:name="T10_327" style:family="text"/>
    <style:style style:name="T10_328" style:family="text"/>
    <style:style style:name="T10_329" style:family="text"/>
    <style:style style:name="T10_330" style:family="text"/>
    <style:style style:name="T10_331" style:family="text"/>
    <style:style style:name="T10_332" style:family="text"/>
    <style:style style:name="T10_333" style:family="text"/>
    <style:style style:name="T10_334" style:family="text"/>
    <style:style style:name="T10_335" style:family="text"/>
    <style:style style:name="T10_336" style:family="text"/>
    <style:style style:name="T10_337" style:family="text"/>
    <style:style style:name="T10_338" style:family="text"/>
    <style:style style:name="T10_339" style:family="text"/>
    <style:style style:name="T10_340" style:family="text"/>
    <style:style style:name="T10_341" style:family="text"/>
    <style:style style:name="T10_342" style:family="text"/>
    <style:style style:name="T10_343" style:family="text"/>
    <style:style style:name="T10_344" style:family="text"/>
    <style:style style:name="T10_345" style:family="text"/>
    <style:style style:name="T10_346" style:family="text"/>
    <style:style style:name="T10_347" style:family="text"/>
    <style:style style:name="T10_348" style:family="text"/>
    <style:style style:name="T10_349" style:family="text"/>
    <style:style style:name="T10_350" style:family="text"/>
    <style:style style:name="T10_351" style:family="text"/>
    <style:style style:name="T10_352" style:family="text"/>
    <style:style style:name="T10_353" style:family="text"/>
    <style:style style:name="T10_354" style:family="text"/>
    <style:style style:name="T10_355" style:family="text"/>
    <style:style style:name="T10_356" style:family="text"/>
    <style:style style:name="T10_357" style:family="text"/>
    <style:style style:name="T10_358" style:family="text"/>
    <style:style style:name="T10_359" style:family="text"/>
    <style:style style:name="T10_360" style:family="text"/>
    <style:style style:name="T10_361" style:family="text"/>
    <style:style style:name="T10_36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T15_236" style:family="text"/>
    <style:style style:name="T15_237" style:family="text"/>
    <style:style style:name="T15_238" style:family="text"/>
    <style:style style:name="T15_239" style:family="text"/>
    <style:style style:name="T15_240" style:family="text"/>
    <style:style style:name="T15_241" style:family="text"/>
    <style:style style:name="T15_242" style:family="text"/>
    <style:style style:name="T15_243" style:family="text"/>
    <style:style style:name="T15_244" style:family="text"/>
    <style:style style:name="T15_245" style:family="text"/>
    <style:style style:name="T15_246" style:family="text"/>
    <style:style style:name="T15_247" style:family="text"/>
    <style:style style:name="T15_248" style:family="text"/>
    <style:style style:name="T15_249" style:family="text"/>
    <style:style style:name="T15_250" style:family="text"/>
    <style:style style:name="T15_251" style:family="text"/>
    <style:style style:name="T15_252" style:family="text"/>
    <style:style style:name="T15_253" style:family="text"/>
    <style:style style:name="T15_254" style:family="text"/>
    <style:style style:name="T15_255" style:family="text"/>
    <style:style style:name="T15_256" style:family="text"/>
    <style:style style:name="T15_257" style:family="text"/>
    <style:style style:name="T15_258" style:family="text"/>
    <style:style style:name="T15_259" style:family="text"/>
    <style:style style:name="T15_260" style:family="text"/>
    <style:style style:name="T15_261" style:family="text"/>
    <style:style style:name="T15_262" style:family="text"/>
    <style:style style:name="T15_263" style:family="text"/>
    <style:style style:name="T15_264" style:family="text"/>
    <style:style style:name="T15_265" style:family="text"/>
    <style:style style:name="T15_266" style:family="text"/>
    <style:style style:name="T15_267" style:family="text"/>
    <style:style style:name="T15_268" style:family="text"/>
    <style:style style:name="T15_269" style:family="text"/>
    <style:style style:name="T15_270" style:family="text"/>
    <style:style style:name="T15_271" style:family="text"/>
    <style:style style:name="T15_272" style:family="text"/>
    <style:style style:name="T15_273" style:family="text"/>
    <style:style style:name="T15_274" style:family="text"/>
    <style:style style:name="T15_275" style:family="text"/>
    <style:style style:name="T15_276" style:family="text"/>
    <style:style style:name="T15_277" style:family="text"/>
    <style:style style:name="T15_278" style:family="text"/>
    <style:style style:name="T15_279" style:family="text"/>
    <style:style style:name="T15_280" style:family="text"/>
    <style:style style:name="T15_281" style:family="text"/>
    <style:style style:name="T15_282" style:family="text"/>
    <style:style style:name="T15_283" style:family="text"/>
    <style:style style:name="T15_284" style:family="text"/>
    <style:style style:name="T15_285" style:family="text"/>
    <style:style style:name="T15_286" style:family="text"/>
    <style:style style:name="T15_287" style:family="text"/>
    <style:style style:name="T15_288" style:family="text"/>
    <style:style style:name="T15_289" style:family="text"/>
    <style:style style:name="T15_290" style:family="text"/>
    <style:style style:name="T15_291" style:family="text"/>
    <style:style style:name="T15_292" style:family="text"/>
    <style:style style:name="T15_293" style:family="text"/>
    <style:style style:name="T15_294" style:family="text"/>
    <style:style style:name="T15_295" style:family="text"/>
    <style:style style:name="T15_296" style:family="text"/>
    <style:style style:name="T15_297" style:family="text"/>
    <style:style style:name="T15_298" style:family="text"/>
    <style:style style:name="T15_299" style:family="text"/>
    <style:style style:name="T15_300" style:family="text"/>
    <style:style style:name="T15_301" style:family="text"/>
    <style:style style:name="T15_302" style:family="text"/>
    <style:style style:name="T15_303" style:family="text"/>
    <style:style style:name="T15_304" style:family="text"/>
    <style:style style:name="T15_305" style:family="text"/>
    <style:style style:name="T15_306" style:family="text"/>
    <style:style style:name="T15_307" style:family="text"/>
    <style:style style:name="T15_308" style:family="text"/>
    <style:style style:name="T15_309" style:family="text"/>
    <style:style style:name="T15_310" style:family="text"/>
    <style:style style:name="T15_311" style:family="text"/>
    <style:style style:name="T15_312" style:family="text"/>
    <style:style style:name="T15_313" style:family="text"/>
    <style:style style:name="T15_314" style:family="text"/>
    <style:style style:name="T15_315" style:family="text"/>
    <style:style style:name="T15_316" style:family="text"/>
    <style:style style:name="T15_317" style:family="text"/>
    <style:style style:name="T15_318" style:family="text"/>
    <style:style style:name="T15_319" style:family="text"/>
    <style:style style:name="T15_320" style:family="text"/>
    <style:style style:name="T15_321" style:family="text"/>
    <style:style style:name="T15_322" style:family="text"/>
    <style:style style:name="T15_323" style:family="text"/>
    <style:style style:name="T15_324" style:family="text"/>
    <style:style style:name="T15_325" style:family="text"/>
    <style:style style:name="T15_326" style:family="text"/>
    <style:style style:name="T15_327" style:family="text"/>
    <style:style style:name="T15_328" style:family="text"/>
    <style:style style:name="T15_329" style:family="text"/>
    <style:style style:name="T15_330" style:family="text"/>
    <style:style style:name="T15_331" style:family="text"/>
    <style:style style:name="T15_332" style:family="text"/>
    <style:style style:name="T15_333" style:family="text"/>
    <style:style style:name="T15_334" style:family="text"/>
    <style:style style:name="T15_335" style:family="text"/>
    <style:style style:name="T15_336" style:family="text"/>
    <style:style style:name="T15_337" style:family="text"/>
    <style:style style:name="T15_338" style:family="text"/>
    <style:style style:name="T15_339" style:family="text"/>
    <style:style style:name="T15_340" style:family="text"/>
    <style:style style:name="T15_341" style:family="text"/>
    <style:style style:name="T15_342" style:family="text"/>
    <style:style style:name="T15_343" style:family="text"/>
    <style:style style:name="T15_344" style:family="text"/>
    <style:style style:name="T15_345" style:family="text"/>
    <style:style style:name="T15_346" style:family="text"/>
    <style:style style:name="T15_347" style:family="text"/>
    <style:style style:name="T15_348" style:family="text"/>
    <style:style style:name="T15_349" style:family="text"/>
    <style:style style:name="T15_350" style:family="text"/>
    <style:style style:name="T15_351" style:family="text"/>
    <style:style style:name="T15_352" style:family="text"/>
    <style:style style:name="T15_353" style:family="text"/>
    <style:style style:name="T15_354" style:family="text"/>
    <style:style style:name="T15_355" style:family="text"/>
    <style:style style:name="T15_356" style:family="text"/>
    <style:style style:name="T15_357" style:family="text"/>
    <style:style style:name="T15_358" style:family="text"/>
    <style:style style:name="T15_359" style:family="text"/>
    <style:style style:name="T15_360" style:family="text"/>
    <style:style style:name="T15_361" style:family="text"/>
    <style:style style:name="T15_362" style:family="text"/>
    <style:style style:name="T15_363" style:family="text"/>
    <style:style style:name="T15_364" style:family="text"/>
    <style:style style:name="T15_365" style:family="text"/>
    <style:style style:name="T15_366" style:family="text"/>
    <style:style style:name="T15_367" style:family="text"/>
    <style:style style:name="T15_368" style:family="text"/>
    <style:style style:name="T15_369" style:family="text"/>
    <style:style style:name="T15_370" style:family="text"/>
    <style:style style:name="T15_371" style:family="text"/>
    <style:style style:name="T15_372" style:family="text"/>
    <style:style style:name="T15_373" style:family="text"/>
    <style:style style:name="T15_374" style:family="text"/>
    <style:style style:name="T15_375" style:family="text"/>
    <style:style style:name="T15_376" style:family="text"/>
    <style:style style:name="T15_377" style:family="text"/>
    <style:style style:name="T15_378" style:family="text"/>
    <style:style style:name="T15_379" style:family="text"/>
    <style:style style:name="T15_380" style:family="text"/>
    <style:style style:name="T15_381" style:family="text"/>
    <style:style style:name="T15_382" style:family="text"/>
    <style:style style:name="T15_383" style:family="text"/>
    <style:style style:name="T15_384" style:family="text"/>
    <style:style style:name="T15_385" style:family="text"/>
    <style:style style:name="T15_386" style:family="text"/>
    <style:style style:name="T15_387" style:family="text"/>
    <style:style style:name="T15_388" style:family="text"/>
    <style:style style:name="T15_389" style:family="text"/>
    <style:style style:name="T15_390" style:family="text"/>
    <style:style style:name="T15_391" style:family="text"/>
    <style:style style:name="T15_392" style:family="text"/>
    <style:style style:name="T15_393" style:family="text"/>
    <style:style style:name="T15_394" style:family="text"/>
    <style:style style:name="T15_395" style:family="text"/>
    <style:style style:name="T15_396" style:family="text"/>
    <style:style style:name="T15_397" style:family="text"/>
    <style:style style:name="T15_398" style:family="text"/>
    <style:style style:name="T15_399" style:family="text"/>
    <style:style style:name="T15_400" style:family="text"/>
    <style:style style:name="T15_401" style:family="text"/>
    <style:style style:name="T15_402" style:family="text"/>
    <style:style style:name="T15_403" style:family="text"/>
    <style:style style:name="T15_404" style:family="text"/>
    <style:style style:name="T15_405" style:family="text"/>
    <style:style style:name="T15_40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T17_191" style:family="text"/>
    <style:style style:name="T17_192" style:family="text"/>
    <style:style style:name="T17_193" style:family="text"/>
    <style:style style:name="T17_194" style:family="text"/>
    <style:style style:name="T17_195" style:family="text"/>
    <style:style style:name="T17_196" style:family="text"/>
    <style:style style:name="T17_197" style:family="text"/>
    <style:style style:name="T17_198" style:family="text"/>
    <style:style style:name="T17_199" style:family="text"/>
    <style:style style:name="T17_200" style:family="text"/>
    <style:style style:name="T17_201" style:family="text"/>
    <style:style style:name="T17_202" style:family="text"/>
    <style:style style:name="T17_203" style:family="text"/>
    <style:style style:name="T17_204" style:family="text"/>
    <style:style style:name="T17_205" style:family="text"/>
    <style:style style:name="T17_206" style:family="text"/>
    <style:style style:name="T17_207" style:family="text"/>
    <style:style style:name="T17_208" style:family="text"/>
    <style:style style:name="T17_209" style:family="text"/>
    <style:style style:name="T17_210" style:family="text"/>
    <style:style style:name="T17_211" style:family="text"/>
    <style:style style:name="T17_212" style:family="text"/>
    <style:style style:name="T17_213" style:family="text"/>
    <style:style style:name="T17_214" style:family="text"/>
    <style:style style:name="T17_215" style:family="text"/>
    <style:style style:name="T17_216" style:family="text"/>
    <style:style style:name="T17_217" style:family="text"/>
    <style:style style:name="T17_218" style:family="text"/>
    <style:style style:name="T17_219" style:family="text"/>
    <style:style style:name="T17_220" style:family="text"/>
    <style:style style:name="T17_221" style:family="text"/>
    <style:style style:name="T17_222" style:family="text"/>
    <style:style style:name="T17_223" style:family="text"/>
    <style:style style:name="T17_224" style:family="text"/>
    <style:style style:name="T17_225" style:family="text"/>
    <style:style style:name="T17_226" style:family="text"/>
    <style:style style:name="T17_227" style:family="text"/>
    <style:style style:name="T17_228" style:family="text"/>
    <style:style style:name="T17_229" style:family="text"/>
    <style:style style:name="T17_230" style:family="text"/>
    <style:style style:name="T17_231" style:family="text"/>
    <style:style style:name="T17_232" style:family="text"/>
    <style:style style:name="T17_233" style:family="text"/>
    <style:style style:name="T17_234" style:family="text"/>
    <style:style style:name="T17_235" style:family="text"/>
    <style:style style:name="T17_236" style:family="text"/>
    <style:style style:name="T17_237" style:family="text"/>
    <style:style style:name="T17_238" style:family="text"/>
    <style:style style:name="T17_239" style:family="text"/>
    <style:style style:name="T17_240" style:family="text"/>
    <style:style style:name="T17_241" style:family="text"/>
    <style:style style:name="T17_242" style:family="text"/>
    <style:style style:name="T17_243" style:family="text"/>
    <style:style style:name="T17_244" style:family="text"/>
    <style:style style:name="T17_245" style:family="text"/>
    <style:style style:name="T17_246" style:family="text"/>
    <style:style style:name="T17_247" style:family="text"/>
    <style:style style:name="T17_248" style:family="text"/>
    <style:style style:name="T17_249" style:family="text"/>
    <style:style style:name="T17_250" style:family="text"/>
    <style:style style:name="T17_251" style:family="text"/>
    <style:style style:name="T17_252" style:family="text"/>
    <style:style style:name="T17_253" style:family="text"/>
    <style:style style:name="T17_254" style:family="text"/>
    <style:style style:name="T17_255" style:family="text"/>
    <style:style style:name="T17_256" style:family="text"/>
    <style:style style:name="T17_257" style:family="text"/>
    <style:style style:name="T17_258" style:family="text"/>
    <style:style style:name="T17_259" style:family="text"/>
    <style:style style:name="T17_260" style:family="text"/>
    <style:style style:name="T17_261" style:family="text"/>
    <style:style style:name="T17_262" style:family="text"/>
    <style:style style:name="T17_263" style:family="text"/>
    <style:style style:name="T17_264" style:family="text"/>
    <style:style style:name="T17_265" style:family="text"/>
    <style:style style:name="T17_266" style:family="text"/>
    <style:style style:name="T17_267" style:family="text"/>
    <style:style style:name="T17_268" style:family="text"/>
    <style:style style:name="T17_269" style:family="text"/>
    <style:style style:name="T17_270" style:family="text"/>
    <style:style style:name="T17_271" style:family="text"/>
    <style:style style:name="T17_272" style:family="text"/>
    <style:style style:name="T17_273" style:family="text"/>
    <style:style style:name="T17_274" style:family="text"/>
    <style:style style:name="T17_275" style:family="text"/>
    <style:style style:name="T17_276" style:family="text"/>
    <style:style style:name="T17_277" style:family="text"/>
    <style:style style:name="T17_278" style:family="text"/>
    <style:style style:name="T17_279" style:family="text"/>
    <style:style style:name="T17_280" style:family="text"/>
    <style:style style:name="T17_281" style:family="text"/>
    <style:style style:name="T17_282" style:family="text"/>
    <style:style style:name="T17_283" style:family="text"/>
    <style:style style:name="T17_284" style:family="text"/>
    <style:style style:name="T17_285" style:family="text"/>
    <style:style style:name="T17_286" style:family="text"/>
    <style:style style:name="T17_287" style:family="text"/>
    <style:style style:name="T17_288" style:family="text"/>
    <style:style style:name="T17_289" style:family="text"/>
    <style:style style:name="T17_290" style:family="text"/>
    <style:style style:name="T17_291" style:family="text"/>
    <style:style style:name="T17_292" style:family="text"/>
    <style:style style:name="T17_293" style:family="text"/>
    <style:style style:name="T17_29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T26_180" style:family="text"/>
    <style:style style:name="T26_181" style:family="text"/>
    <style:style style:name="T26_182" style:family="text"/>
    <style:style style:name="T26_183" style:family="text"/>
    <style:style style:name="T26_184" style:family="text"/>
    <style:style style:name="T26_185" style:family="text"/>
    <style:style style:name="T26_186" style:family="text"/>
    <style:style style:name="T26_187" style:family="text"/>
    <style:style style:name="T26_188" style:family="text"/>
    <style:style style:name="T26_189" style:family="text"/>
    <style:style style:name="T26_190" style:family="text"/>
    <style:style style:name="T26_191" style:family="text"/>
    <style:style style:name="T26_192" style:family="text"/>
    <style:style style:name="T26_193" style:family="text"/>
    <style:style style:name="T26_194" style:family="text"/>
    <style:style style:name="T26_195" style:family="text"/>
    <style:style style:name="T26_196" style:family="text"/>
    <style:style style:name="T26_197" style:family="text"/>
    <style:style style:name="T26_198" style:family="text"/>
    <style:style style:name="T26_199" style:family="text"/>
    <style:style style:name="T26_200" style:family="text"/>
    <style:style style:name="T26_201" style:family="text"/>
    <style:style style:name="T26_202" style:family="text"/>
    <style:style style:name="T26_203" style:family="text"/>
    <style:style style:name="T26_204" style:family="text"/>
    <style:style style:name="T26_205" style:family="text"/>
    <style:style style:name="T26_206" style:family="text"/>
    <style:style style:name="T26_207" style:family="text"/>
    <style:style style:name="T26_208" style:family="text"/>
    <style:style style:name="T26_209" style:family="text"/>
    <style:style style:name="T26_210" style:family="text"/>
    <style:style style:name="T26_211" style:family="text"/>
    <style:style style:name="T26_212" style:family="text"/>
    <style:style style:name="T26_213" style:family="text"/>
    <style:style style:name="T26_214" style:family="text"/>
    <style:style style:name="T26_215" style:family="text"/>
    <style:style style:name="T26_216" style:family="text"/>
    <style:style style:name="T26_217" style:family="text"/>
    <style:style style:name="T26_218" style:family="text"/>
    <style:style style:name="T26_219" style:family="text"/>
    <style:style style:name="T26_220" style:family="text"/>
    <style:style style:name="T26_221" style:family="text"/>
    <style:style style:name="T26_222" style:family="text"/>
    <style:style style:name="T26_223" style:family="text"/>
    <style:style style:name="T26_224" style:family="text"/>
    <style:style style:name="T26_225" style:family="text"/>
    <style:style style:name="T26_226" style:family="text"/>
    <style:style style:name="T26_227" style:family="text"/>
    <style:style style:name="T26_228" style:family="text"/>
    <style:style style:name="T26_229" style:family="text"/>
    <style:style style:name="T26_230" style:family="text"/>
    <style:style style:name="T26_231" style:family="text"/>
    <style:style style:name="T26_232" style:family="text"/>
    <style:style style:name="T26_233" style:family="text"/>
    <style:style style:name="T26_234" style:family="text"/>
    <style:style style:name="T26_235" style:family="text"/>
    <style:style style:name="T26_236" style:family="text"/>
    <style:style style:name="T26_237" style:family="text"/>
    <style:style style:name="T26_238" style:family="text"/>
    <style:style style:name="T26_239" style:family="text"/>
    <style:style style:name="T26_240" style:family="text"/>
    <style:style style:name="T26_241" style:family="text"/>
    <style:style style:name="T26_242" style:family="text"/>
    <style:style style:name="T26_243" style:family="text"/>
    <style:style style:name="T26_244" style:family="text"/>
    <style:style style:name="T26_245" style:family="text"/>
    <style:style style:name="T26_246" style:family="text"/>
    <style:style style:name="T26_247" style:family="text"/>
    <style:style style:name="T26_248" style:family="text"/>
    <style:style style:name="T26_249" style:family="text"/>
    <style:style style:name="T26_250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>
      <style:text-properties fo:color="#1155cc" style:text-underline-style="solid" style:text-underline-color="font-color"/>
    </style:style>
    <style:style style:name="T32_4" style:family="text"/>
    <style:style style:name="T32_5" style:family="text">
      <style:text-properties fo:color="#1155cc" style:text-underline-style="solid" style:text-underline-color="font-color"/>
    </style:style>
    <style:style style:name="T32_6" style:family="text"/>
    <style:style style:name="T32_7" style:family="text">
      <style:text-properties fo:color="#1155cc" style:text-underline-style="solid" style:text-underline-color="font-color"/>
    </style:style>
    <style:style style:name="T32_8" style:family="text"/>
    <style:style style:name="T32_9" style:family="text">
      <style:text-properties fo:color="#1155cc" style:text-underline-style="solid" style:text-underline-color="font-color"/>
    </style:style>
    <style:style style:name="T32_10" style:family="text"/>
    <style:style style:name="T32_11" style:family="text">
      <style:text-properties fo:color="#1155cc" style:text-underline-style="solid" style:text-underline-color="font-color"/>
    </style:style>
    <style:style style:name="T32_12" style:family="text"/>
    <style:style style:name="T32_13" style:family="text">
      <style:text-properties fo:color="#1155cc" style:text-underline-style="solid" style:text-underline-color="font-color"/>
    </style:style>
    <style:style style:name="T32_14" style:family="text"/>
    <style:style style:name="T32_15" style:family="text">
      <style:text-properties fo:color="#1155cc" style:text-underline-style="solid" style:text-underline-color="font-color"/>
    </style:style>
    <style:style style:name="T32_16" style:family="text"/>
    <style:style style:name="T32_17" style:family="text">
      <style:text-properties fo:color="#1155cc" style:text-underline-style="solid" style:text-underline-color="font-color"/>
    </style:style>
    <style:style style:name="T32_18" style:family="text"/>
    <style:style style:name="T32_19" style:family="text">
      <style:text-properties fo:color="#1155cc" style:text-underline-style="solid" style:text-underline-color="font-color"/>
    </style:style>
    <style:style style:name="T32_20" style:family="text"/>
    <style:style style:name="T32_21" style:family="text">
      <style:text-properties fo:color="#1155cc" style:text-underline-style="solid" style:text-underline-color="font-color"/>
    </style:style>
    <style:style style:name="T32_22" style:family="text"/>
    <style:style style:name="T32_23" style:family="text">
      <style:text-properties fo:color="#1155cc" style:text-underline-style="solid" style:text-underline-color="font-color"/>
    </style:style>
    <style:style style:name="T32_24" style:family="text"/>
    <style:style style:name="T32_25" style:family="text">
      <style:text-properties fo:color="#1155cc" style:text-underline-style="solid" style:text-underline-color="font-color"/>
    </style:style>
    <style:style style:name="T32_26" style:family="text"/>
    <style:style style:name="T32_27" style:family="text">
      <style:text-properties fo:color="#1155cc" style:text-underline-style="solid" style:text-underline-color="font-color"/>
    </style:style>
    <style:style style:name="T32_28" style:family="text"/>
    <style:style style:name="T32_29" style:family="text">
      <style:text-properties fo:color="#1155cc" style:text-underline-style="solid" style:text-underline-color="font-color"/>
    </style:style>
    <style:style style:name="T32_30" style:family="text"/>
    <style:style style:name="T32_31" style:family="text">
      <style:text-properties fo:color="#1155cc" style:text-underline-style="solid" style:text-underline-color="font-color"/>
    </style:style>
    <style:style style:name="T32_32" style:family="text"/>
    <style:style style:name="T32_33" style:family="text">
      <style:text-properties fo:color="#1155cc" style:text-underline-style="solid" style:text-underline-color="font-color"/>
    </style:style>
    <style:style style:name="T32_34" style:family="text"/>
    <style:style style:name="T32_35" style:family="text">
      <style:text-properties fo:color="#1155cc" style:text-underline-style="solid" style:text-underline-color="font-color"/>
    </style:style>
    <style:style style:name="T32_36" style:family="text"/>
    <style:style style:name="T32_37" style:family="text">
      <style:text-properties fo:color="#1155cc" style:text-underline-style="solid" style:text-underline-color="font-color"/>
    </style:style>
    <style:style style:name="T32_38" style:family="text"/>
    <style:style style:name="T32_39" style:family="text">
      <style:text-properties fo:color="#1155cc" style:text-underline-style="solid" style:text-underline-color="font-color"/>
    </style:style>
    <style:style style:name="T32_40" style:family="text"/>
    <style:style style:name="T32_41" style:family="text">
      <style:text-properties fo:color="#1155cc" style:text-underline-style="solid" style:text-underline-color="font-color"/>
    </style:style>
    <style:style style:name="T32_42" style:family="text"/>
    <style:style style:name="T32_43" style:family="text">
      <style:text-properties fo:color="#1155cc" style:text-underline-style="solid" style:text-underline-color="font-color"/>
    </style:style>
    <style:style style:name="T32_44" style:family="text"/>
    <style:style style:name="T32_45" style:family="text">
      <style:text-properties fo:color="#1155cc" style:text-underline-style="solid" style:text-underline-color="font-color"/>
    </style:style>
    <style:style style:name="T32_46" style:family="text"/>
    <style:style style:name="T32_47" style:family="text">
      <style:text-properties fo:color="#1155cc" style:text-underline-style="solid" style:text-underline-color="font-color"/>
    </style:style>
    <style:style style:name="T32_48" style:family="text"/>
    <style:style style:name="T32_49" style:family="text">
      <style:text-properties fo:color="#1155cc" style:text-underline-style="solid" style:text-underline-color="font-color"/>
    </style:style>
    <style:style style:name="T32_50" style:family="text"/>
    <style:style style:name="T32_51" style:family="text">
      <style:text-properties fo:color="#1155cc" style:text-underline-style="solid" style:text-underline-color="font-color"/>
    </style:style>
    <style:style style:name="T32_52" style:family="text"/>
    <style:style style:name="T32_53" style:family="text">
      <style:text-properties fo:color="#1155cc" style:text-underline-style="solid" style:text-underline-color="font-color"/>
    </style:style>
    <style:style style:name="T32_54" style:family="text"/>
    <style:style style:name="T32_55" style:family="text">
      <style:text-properties fo:color="#1155cc" style:text-underline-style="solid" style:text-underline-color="font-color"/>
    </style:style>
    <style:style style:name="T32_56" style:family="text"/>
    <style:style style:name="T32_57" style:family="text">
      <style:text-properties fo:color="#1155cc" style:text-underline-style="solid" style:text-underline-color="font-color"/>
    </style:style>
    <style:style style:name="T32_58" style:family="text"/>
    <style:style style:name="T32_59" style:family="text"/>
    <style:style style:name="T32_60" style:family="text"/>
    <style:style style:name="T32_6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>
      <style:text-properties fo:color="#1155cc" style:text-underline-style="solid" style:text-underline-color="font-color"/>
    </style:style>
    <style:style style:name="T33_4" style:family="text"/>
    <style:style style:name="T33_5" style:family="text">
      <style:text-properties fo:color="#1155cc" style:text-underline-style="solid" style:text-underline-color="font-color"/>
    </style:style>
    <style:style style:name="T33_6" style:family="text"/>
    <style:style style:name="T33_7" style:family="text">
      <style:text-properties fo:color="#1155cc" style:text-underline-style="solid" style:text-underline-color="font-color"/>
    </style:style>
    <style:style style:name="T33_8" style:family="text"/>
    <style:style style:name="T33_9" style:family="text">
      <style:text-properties fo:color="#1155cc" style:text-underline-style="solid" style:text-underline-color="font-color"/>
    </style:style>
    <style:style style:name="T33_10" style:family="text"/>
    <style:style style:name="T33_11" style:family="text">
      <style:text-properties fo:color="#1155cc" style:text-underline-style="solid" style:text-underline-color="font-color"/>
    </style:style>
    <style:style style:name="T33_12" style:family="text"/>
    <style:style style:name="T33_13" style:family="text">
      <style:text-properties fo:color="#1155cc" style:text-underline-style="solid" style:text-underline-color="font-color"/>
    </style:style>
    <style:style style:name="T33_14" style:family="text"/>
    <style:style style:name="T33_15" style:family="text">
      <style:text-properties fo:color="#1155cc" style:text-underline-style="solid" style:text-underline-color="font-color"/>
    </style:style>
    <style:style style:name="T33_16" style:family="text"/>
    <style:style style:name="T33_17" style:family="text">
      <style:text-properties fo:color="#1155cc" style:text-underline-style="solid" style:text-underline-color="font-color"/>
    </style:style>
    <style:style style:name="T33_18" style:family="text"/>
    <style:style style:name="T33_19" style:family="text">
      <style:text-properties fo:color="#1155cc" style:text-underline-style="solid" style:text-underline-color="font-color"/>
    </style:style>
    <style:style style:name="T33_20" style:family="text"/>
    <style:style style:name="T33_21" style:family="text">
      <style:text-properties fo:color="#1155cc" style:text-underline-style="solid" style:text-underline-color="font-color"/>
    </style:style>
    <style:style style:name="T33_22" style:family="text"/>
    <style:style style:name="T33_23" style:family="text">
      <style:text-properties fo:color="#1155cc" style:text-underline-style="solid" style:text-underline-color="font-color"/>
    </style:style>
    <style:style style:name="T33_24" style:family="text"/>
    <style:style style:name="T33_25" style:family="text">
      <style:text-properties fo:color="#1155cc" style:text-underline-style="solid" style:text-underline-color="font-color"/>
    </style:style>
    <style:style style:name="T33_26" style:family="text"/>
    <style:style style:name="T33_27" style:family="text">
      <style:text-properties fo:color="#1155cc" style:text-underline-style="solid" style:text-underline-color="font-color"/>
    </style:style>
    <style:style style:name="T33_28" style:family="text"/>
    <style:style style:name="T33_29" style:family="text">
      <style:text-properties fo:color="#1155cc" style:text-underline-style="solid" style:text-underline-color="font-color"/>
    </style:style>
    <style:style style:name="T33_30" style:family="text"/>
    <style:style style:name="T33_31" style:family="text">
      <style:text-properties fo:color="#1155cc" style:text-underline-style="solid" style:text-underline-color="font-color"/>
    </style:style>
    <style:style style:name="T33_32" style:family="text"/>
    <style:style style:name="T33_33" style:family="text">
      <style:text-properties fo:color="#1155cc" style:text-underline-style="solid" style:text-underline-color="font-color"/>
    </style:style>
    <style:style style:name="T33_34" style:family="text"/>
    <style:style style:name="T33_35" style:family="text">
      <style:text-properties fo:color="#1155cc" style:text-underline-style="solid" style:text-underline-color="font-color"/>
    </style:style>
    <style:style style:name="T33_36" style:family="text"/>
    <style:style style:name="T33_37" style:family="text">
      <style:text-properties fo:color="#1155cc" style:text-underline-style="solid" style:text-underline-color="font-color"/>
    </style:style>
    <style:style style:name="T33_38" style:family="text"/>
    <style:style style:name="T33_39" style:family="text">
      <style:text-properties fo:color="#1155cc" style:text-underline-style="solid" style:text-underline-color="font-color"/>
    </style:style>
    <style:style style:name="T33_40" style:family="text"/>
    <style:style style:name="T33_41" style:family="text">
      <style:text-properties fo:color="#1155cc" style:text-underline-style="solid" style:text-underline-color="font-color"/>
    </style:style>
    <style:style style:name="T33_42" style:family="text"/>
    <style:style style:name="T33_43" style:family="text">
      <style:text-properties fo:color="#1155cc" style:text-underline-style="solid" style:text-underline-color="font-color"/>
    </style:style>
    <style:style style:name="T33_44" style:family="text"/>
    <style:style style:name="T33_45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>
      <style:text-properties fo:color="#1155cc" style:text-underline-style="solid" style:text-underline-color="font-color"/>
    </style:style>
    <style:style style:name="T34_4" style:family="text"/>
    <style:style style:name="T34_5" style:family="text">
      <style:text-properties fo:color="#1155cc" style:text-underline-style="solid" style:text-underline-color="font-color"/>
    </style:style>
    <style:style style:name="T34_6" style:family="text"/>
    <style:style style:name="T34_7" style:family="text">
      <style:text-properties fo:color="#1155cc" style:text-underline-style="solid" style:text-underline-color="font-color"/>
    </style:style>
    <style:style style:name="T34_8" style:family="text"/>
    <style:style style:name="T34_9" style:family="text">
      <style:text-properties fo:color="#1155cc" style:text-underline-style="solid" style:text-underline-color="font-color"/>
    </style:style>
    <style:style style:name="T34_10" style:family="text"/>
    <style:style style:name="T34_11" style:family="text">
      <style:text-properties fo:color="#1155cc" style:text-underline-style="solid" style:text-underline-color="font-color"/>
    </style:style>
    <style:style style:name="T34_12" style:family="text"/>
    <style:style style:name="T34_13" style:family="text">
      <style:text-properties fo:color="#1155cc" style:text-underline-style="solid" style:text-underline-color="font-color"/>
    </style:style>
    <style:style style:name="T34_14" style:family="text"/>
    <style:style style:name="T34_15" style:family="text">
      <style:text-properties fo:color="#1155cc" style:text-underline-style="solid" style:text-underline-color="font-color"/>
    </style:style>
    <style:style style:name="T34_16" style:family="text"/>
    <style:style style:name="T34_17" style:family="text">
      <style:text-properties fo:color="#1155cc" style:text-underline-style="solid" style:text-underline-color="font-color"/>
    </style:style>
    <style:style style:name="T34_18" style:family="text"/>
    <style:style style:name="T34_19" style:family="text">
      <style:text-properties fo:color="#1155cc" style:text-underline-style="solid" style:text-underline-color="font-color"/>
    </style:style>
    <style:style style:name="T34_20" style:family="text"/>
    <style:style style:name="T34_21" style:family="text">
      <style:text-properties fo:color="#1155cc" style:text-underline-style="solid" style:text-underline-color="font-color"/>
    </style:style>
    <style:style style:name="T34_22" style:family="text"/>
    <style:style style:name="T34_23" style:family="text">
      <style:text-properties fo:color="#1155cc" style:text-underline-style="solid" style:text-underline-color="font-color"/>
    </style:style>
    <style:style style:name="T34_24" style:family="text"/>
    <style:style style:name="T34_25" style:family="text">
      <style:text-properties fo:color="#1155cc" style:text-underline-style="solid" style:text-underline-color="font-color"/>
    </style:style>
    <style:style style:name="T34_26" style:family="text"/>
    <style:style style:name="T34_27" style:family="text">
      <style:text-properties fo:color="#1155cc" style:text-underline-style="solid" style:text-underline-color="font-color"/>
    </style:style>
    <style:style style:name="T34_28" style:family="text"/>
    <style:style style:name="T34_29" style:family="text">
      <style:text-properties fo:color="#1155cc" style:text-underline-style="solid" style:text-underline-color="font-color"/>
    </style:style>
    <style:style style:name="T34_30" style:family="text"/>
    <style:style style:name="T34_31" style:family="text">
      <style:text-properties fo:color="#1155cc" style:text-underline-style="solid" style:text-underline-color="font-color"/>
    </style:style>
    <style:style style:name="T34_32" style:family="text"/>
    <style:style style:name="T34_33" style:family="text">
      <style:text-properties fo:color="#1155cc" style:text-underline-style="solid" style:text-underline-color="font-color"/>
    </style:style>
    <style:style style:name="T34_34" style:family="text"/>
    <style:style style:name="T34_35" style:family="text">
      <style:text-properties fo:color="#1155cc" style:text-underline-style="solid" style:text-underline-color="font-color"/>
    </style:style>
    <style:style style:name="T34_36" style:family="text"/>
    <style:style style:name="T34_37" style:family="text">
      <style:text-properties fo:color="#1155cc" style:text-underline-style="solid" style:text-underline-color="font-color"/>
    </style:style>
    <style:style style:name="T34_38" style:family="text"/>
    <style:style style:name="T34_39" style:family="text">
      <style:text-properties fo:color="#1155cc" style:text-underline-style="solid" style:text-underline-color="font-color"/>
    </style:style>
    <style:style style:name="T34_40" style:family="text"/>
    <style:style style:name="T34_41" style:family="text">
      <style:text-properties fo:color="#1155cc" style:text-underline-style="solid" style:text-underline-color="font-color"/>
    </style:style>
    <style:style style:name="T34_42" style:family="text"/>
  </office:automatic-styles>
  <office:body>
    <office:text>
      <text:p text:style-name="P1"><text:span text:style-name="T1_1">Grzechy</text:span><text:span text:style-name="T1_2"><text:s/></text:span><text:span text:style-name="T1_3">TCB</text:span></text:p>
      <text:p text:style-name="P2"><text:span text:style-name="T2_1">Ghatorr</text:span></text:p>
      <text:p text:style-name="P3"/>
      <text:p text:style-name="P4"><text:span text:style-name="T4_1">Tępi</text:span><text:span text:style-name="T4_2">,<text:s/></text:span><text:span text:style-name="T4_3">stereotypowi</text:span><text:span text:style-name="T4_4"><text:s/></text:span><text:span text:style-name="T4_5">złoczyńcy</text:span><text:span text:style-name="T4_6"><text:s/></text:span><text:span text:style-name="T4_7">przypominający</text:span><text:span text:style-name="T4_8"><text:s/></text:span><text:span text:style-name="T4_9">parodię</text:span><text:span text:style-name="T4_10"><text:s/></text:span><text:span text:style-name="T4_11">nazistów</text:span><text:span text:style-name="T4_12"><text:s/></text:span><text:span text:style-name="T4_13">lub</text:span><text:span text:style-name="T4_14"><text:s/></text:span><text:span text:style-name="T4_15">członków</text:span><text:span text:style-name="T4_16"><text:s/></text:span><text:span text:style-name="T4_17">Ku</text:span><text:span text:style-name="T4_18"><text:s/></text:span><text:span text:style-name="T4_19">Klux</text:span><text:span text:style-name="T4_20"><text:s/></text:span><text:span text:style-name="T4_21">Klanu</text:span><text:span text:style-name="T4_22">?<text:s/></text:span><text:span text:style-name="T4_23">Są</text:span><text:span text:style-name="T4_24">.<text:s/></text:span><text:span text:style-name="T4_25">Kompletna</text:span><text:span text:style-name="T4_26"><text:s/></text:span><text:span text:style-name="T4_27">wyższość</text:span><text:span text:style-name="T4_28"><text:s/></text:span><text:span text:style-name="T4_29">moralna</text:span><text:span text:style-name="T4_30"><text:s/></text:span><text:span text:style-name="T4_31">jednej</text:span><text:span text:style-name="T4_32"><text:s/></text:span><text:span text:style-name="T4_33">ze</text:span><text:span text:style-name="T4_34"><text:s/></text:span><text:span text:style-name="T4_35">stron</text:span><text:span text:style-name="T4_36">,<text:s/></text:span><text:span text:style-name="T4_37">sięgająca</text:span><text:span text:style-name="T4_38"><text:s/></text:span><text:span text:style-name="T4_39">Himalajów</text:span><text:span text:style-name="T4_40"><text:s/></text:span><text:span text:style-name="T4_41">absurdu</text:span><text:span text:style-name="T4_42">?<text:s/></text:span><text:span text:style-name="T4_43">Jest</text:span><text:span text:style-name="T4_44">.<text:s/></text:span><text:span text:style-name="T4_45">Pogarda</text:span><text:span text:style-name="T4_46"><text:s/></text:span><text:span text:style-name="T4_47">wyglądająca</text:span><text:span text:style-name="T4_48"><text:s/></text:span><text:span text:style-name="T4_49">nieśmiało</text:span><text:span text:style-name="T4_50"><text:s/></text:span><text:span text:style-name="T4_51">z</text:span><text:span text:style-name="T4_52"><text:s/></text:span><text:span text:style-name="T4_53">każdego</text:span><text:span text:style-name="T4_54"><text:s/></text:span><text:span text:style-name="T4_55">słowa</text:span><text:span text:style-name="T4_56">?<text:s/></text:span><text:span text:style-name="T4_57">Jest</text:span><text:span text:style-name="T4_58">.<text:s/></text:span><text:span text:style-name="T4_59">Zaskakujący</text:span><text:span text:style-name="T4_60"><text:s/></text:span><text:span text:style-name="T4_61">homo</text:span><text:span text:style-name="T4_62">-</text:span><text:span text:style-name="T4_63">romans</text:span><text:span text:style-name="T4_64"><text:s/></text:span><text:span text:style-name="T4_65">postaci</text:span><text:span text:style-name="T4_66">,<text:s/></text:span><text:span text:style-name="T4_67">które</text:span><text:span text:style-name="T4_68"><text:s/></text:span><text:span text:style-name="T4_69">poznały</text:span><text:span text:style-name="T4_70"><text:s/></text:span><text:span text:style-name="T4_71">się</text:span><text:span text:style-name="T4_72"><text:s/></text:span><text:span text:style-name="T4_73">dwa</text:span><text:span text:style-name="T4_74"><text:s/></text:span><text:span text:style-name="T4_75">dni</text:span><text:span text:style-name="T4_76"><text:s/></text:span><text:span text:style-name="T4_77">temu</text:span><text:span text:style-name="T4_78">?<text:s/></text:span><text:span text:style-name="T4_79">O</text:span><text:span text:style-name="T4_80">,<text:s/></text:span><text:span text:style-name="T4_81">to</text:span><text:span text:style-name="T4_82"><text:s/></text:span><text:span text:style-name="T4_83">coś</text:span><text:span text:style-name="T4_84"><text:s/></text:span><text:span text:style-name="T4_85">nowego</text:span><text:span text:style-name="T4_86">…</text:span></text:p>
      <text:p text:style-name="P5"/>
      <text:p text:style-name="P6"><text:span text:style-name="T6_1">Biura</text:span><text:span text:style-name="T6_2"><text:s/></text:span><text:span text:style-name="T6_3">Adaptacyjne</text:span><text:span text:style-name="T6_4"><text:s/></text:span><text:span text:style-name="T6_5">to</text:span><text:span text:style-name="T6_6"><text:s/></text:span><text:span text:style-name="T6_7">wspaniałe</text:span><text:span text:style-name="T6_8"><text:s/></text:span><text:span text:style-name="T6_9">uniwersum</text:span><text:span text:style-name="T6_10"><text:s/></text:span><text:span text:style-name="T6_11">oferujące</text:span><text:span text:style-name="T6_12"><text:s/></text:span><text:span text:style-name="T6_13">ogromne</text:span><text:span text:style-name="T6_14"><text:s/></text:span><text:span text:style-name="T6_15">możliwości</text:span><text:span text:style-name="T6_16">.<text:s/></text:span><text:span text:style-name="T6_17">Niestety</text:span><text:span text:style-name="T6_18">,<text:s/></text:span><text:span text:style-name="T6_19">jest</text:span><text:span text:style-name="T6_20"><text:s/></text:span><text:span text:style-name="T6_21">powód</text:span><text:span text:style-name="T6_22">,<text:s/></text:span><text:span text:style-name="T6_23">dla</text:span><text:span text:style-name="T6_24"><text:s/></text:span><text:span text:style-name="T6_25">którego</text:span><text:span text:style-name="T6_26"><text:s/></text:span><text:span text:style-name="T6_27">nie</text:span><text:span text:style-name="T6_28"><text:s/></text:span><text:span text:style-name="T6_29">jest</text:span><text:span text:style-name="T6_30"><text:s/></text:span><text:span text:style-name="T6_31">tak</text:span><text:span text:style-name="T6_32"><text:s/></text:span><text:span text:style-name="T6_33">popularne</text:span><text:span text:style-name="T6_34">,<text:s/></text:span><text:span text:style-name="T6_35">jak</text:span><text:span text:style-name="T6_36"><text:s/></text:span><text:span text:style-name="T6_37">powinno</text:span><text:span text:style-name="T6_38"><text:s/></text:span><text:span text:style-name="T6_39">być</text:span><text:span text:style-name="T6_40"><text:s/>–<text:s/></text:span><text:span text:style-name="T6_41">mianowicie</text:span><text:span text:style-name="T6_42"><text:s/></text:span><text:span text:style-name="T6_43">ten</text:span><text:span text:style-name="T6_44"><text:s/></text:span><text:span text:style-name="T6_45">bezmiar</text:span><text:span text:style-name="T6_46"><text:s/></text:span><text:span text:style-name="T6_47">idei</text:span><text:span text:style-name="T6_48"><text:s/></text:span><text:span text:style-name="T6_49">i</text:span><text:span text:style-name="T6_50"><text:s/></text:span><text:span text:style-name="T6_51">przemyśleń</text:span><text:span text:style-name="T6_52">,<text:s/></text:span><text:span text:style-name="T6_53">który</text:span><text:span text:style-name="T6_54"><text:s/></text:span><text:span text:style-name="T6_55">można</text:span><text:span text:style-name="T6_56"><text:s/></text:span><text:span text:style-name="T6_57">zaprezentować</text:span><text:span text:style-name="T6_58"><text:s/></text:span><text:span text:style-name="T6_59">poprzez</text:span><text:span text:style-name="T6_60"><text:s/></text:span><text:span text:style-name="T6_61">Biura</text:span><text:span text:style-name="T6_62">,<text:s/></text:span><text:span text:style-name="T6_63">straszliwie</text:span><text:span text:style-name="T6_64"><text:s/></text:span><text:span text:style-name="T6_65">łatwo</text:span><text:span text:style-name="T6_66"><text:s/></text:span><text:span text:style-name="T6_67">zatruć</text:span><text:span text:style-name="T6_68">,<text:s/></text:span><text:span text:style-name="T6_69">przez</text:span><text:span text:style-name="T6_70"><text:s/></text:span><text:span text:style-name="T6_71">co</text:span><text:span text:style-name="T6_72"><text:s/></text:span><text:span text:style-name="T6_73">nawet</text:span><text:span text:style-name="T6_74"><text:s/></text:span><text:span text:style-name="T6_75">najlepsze</text:span><text:span text:style-name="T6_76"><text:s/></text:span><text:span text:style-name="T6_77">dzieło</text:span><text:span text:style-name="T6_78"><text:s/></text:span><text:span text:style-name="T6_79">może</text:span><text:span text:style-name="T6_80"><text:s/></text:span><text:span text:style-name="T6_81">okazać</text:span><text:span text:style-name="T6_82"><text:s/></text:span><text:span text:style-name="T6_83">się</text:span><text:span text:style-name="T6_84"><text:s/>–<text:s/></text:span><text:span text:style-name="T6_85">praktycznie</text:span><text:span text:style-name="T6_86"><text:s/></text:span><text:span text:style-name="T6_87">dosłownie</text:span><text:span text:style-name="T6_88"><text:s/>–<text:s/></text:span><text:span text:style-name="T6_89">niestrawne</text:span><text:span text:style-name="T6_90">.<text:s/></text:span><text:span text:style-name="T6_91">W</text:span><text:span text:style-name="T6_92"><text:s/></text:span><text:span text:style-name="T6_93">języku</text:span><text:span text:style-name="T6_94"><text:s/></text:span><text:span text:style-name="T6_95">polskim</text:span><text:span text:style-name="T6_96"><text:s/></text:span><text:span text:style-name="T6_97">znany</text:span><text:span text:style-name="T6_98"><text:s/></text:span><text:span text:style-name="T6_99">jest</text:span><text:span text:style-name="T6_100"><text:s/></text:span><text:span text:style-name="T6_101">zwrot</text:span><text:span text:style-name="T6_102"><text:s/></text:span><text:span text:style-name="T6_103">o</text:span><text:span text:style-name="T6_104"><text:s/>“</text:span><text:span text:style-name="T6_105">łyżce</text:span><text:span text:style-name="T6_106"><text:s/></text:span><text:span text:style-name="T6_107">dziegciu</text:span><text:span text:style-name="T6_108"><text:s/></text:span><text:span text:style-name="T6_109">w</text:span><text:span text:style-name="T6_110"><text:s/></text:span><text:span text:style-name="T6_111">beczce</text:span><text:span text:style-name="T6_112"><text:s/></text:span><text:span text:style-name="T6_113">miodu</text:span><text:span text:style-name="T6_114">”<text:s/>–<text:s/></text:span><text:span text:style-name="T6_115">w</text:span><text:span text:style-name="T6_116"><text:s/></text:span><text:span text:style-name="T6_117">wypadku</text:span><text:span text:style-name="T6_118"><text:s/></text:span><text:span text:style-name="T6_119">wielu</text:span><text:span text:style-name="T6_120"><text:s/></text:span><text:span text:style-name="T6_121">opowiadań</text:span><text:span text:style-name="T6_122"><text:s/></text:span><text:span text:style-name="T6_123">biurowych</text:span><text:span text:style-name="T6_124"><text:s/></text:span><text:span text:style-name="T6_125">mowa</text:span><text:span text:style-name="T6_126"><text:s/></text:span><text:span text:style-name="T6_127">jednak</text:span><text:span text:style-name="T6_128"><text:s/></text:span><text:span text:style-name="T6_129">nie</text:span><text:span text:style-name="T6_130"><text:s/></text:span><text:span text:style-name="T6_131">o</text:span><text:span text:style-name="T6_132"><text:s/></text:span><text:span text:style-name="T6_133">jednej</text:span><text:span text:style-name="T6_134"><text:s/></text:span><text:span text:style-name="T6_135">nędznej</text:span><text:span text:style-name="T6_136"><text:s/></text:span><text:span text:style-name="T6_137">łyżce</text:span><text:span text:style-name="T6_138">,<text:s/></text:span><text:span text:style-name="T6_139">a</text:span><text:span text:style-name="T6_140"><text:s/></text:span><text:span text:style-name="T6_141">o</text:span><text:span text:style-name="T6_142"><text:s/></text:span><text:span text:style-name="T6_143">kilku</text:span><text:span text:style-name="T6_144">.<text:s/></text:span><text:span text:style-name="T6_145">Albo</text:span><text:span text:style-name="T6_146"><text:s/></text:span><text:span text:style-name="T6_147">całym</text:span><text:span text:style-name="T6_148"><text:s/></text:span><text:span text:style-name="T6_149">dzbanku</text:span><text:span text:style-name="T6_150">.<text:s/></text:span><text:span text:style-name="T6_151">W</text:span><text:span text:style-name="T6_152"><text:s/></text:span><text:span text:style-name="T6_153">ekstremalnych</text:span><text:span text:style-name="T6_154"><text:s/></text:span><text:span text:style-name="T6_155">wypadkach</text:span><text:span text:style-name="T6_156"><text:s/></text:span><text:span text:style-name="T6_157">może</text:span><text:span text:style-name="T6_158"><text:s/></text:span><text:span text:style-name="T6_159">się</text:span><text:span text:style-name="T6_160"><text:s/></text:span><text:span text:style-name="T6_161">zdarzyć</text:span><text:span text:style-name="T6_162">,<text:s/></text:span><text:span text:style-name="T6_163">że</text:span><text:span text:style-name="T6_164"><text:s/></text:span><text:span text:style-name="T6_165">miodu</text:span><text:span text:style-name="T6_166"><text:s/></text:span><text:span text:style-name="T6_167">nie</text:span><text:span text:style-name="T6_168"><text:s/></text:span><text:span text:style-name="T6_169">ma</text:span><text:span text:style-name="T6_170">,<text:s/></text:span><text:span text:style-name="T6_171">a</text:span><text:span text:style-name="T6_172"><text:s/></text:span><text:span text:style-name="T6_173">dziegieć</text:span><text:span text:style-name="T6_174"><text:s/></text:span><text:span text:style-name="T6_175">aż</text:span><text:span text:style-name="T6_176"><text:s/></text:span><text:span text:style-name="T6_177">się</text:span><text:span text:style-name="T6_178"><text:s/></text:span><text:span text:style-name="T6_179">wylewa</text:span><text:span text:style-name="T6_180">.<text:s/></text:span><text:span text:style-name="T6_181">Łatwo</text:span><text:span text:style-name="T6_182"><text:s/></text:span><text:span text:style-name="T6_183">przewidzieć</text:span><text:span text:style-name="T6_184">,<text:s/></text:span><text:span text:style-name="T6_185">co</text:span><text:span text:style-name="T6_186"><text:s/></text:span><text:span text:style-name="T6_187">potem</text:span><text:span text:style-name="T6_188"><text:s/></text:span><text:span text:style-name="T6_189">z</text:span><text:span text:style-name="T6_190"><text:s/></text:span><text:span text:style-name="T6_191">tego</text:span><text:span text:style-name="T6_192"><text:s/></text:span><text:span text:style-name="T6_193">wynika</text:span><text:span text:style-name="T6_194"><text:s/>–<text:s/></text:span><text:span text:style-name="T6_195">oskarżenia</text:span><text:span text:style-name="T6_196"><text:s/></text:span><text:span text:style-name="T6_197">o</text:span><text:span text:style-name="T6_198"><text:s/></text:span><text:span text:style-name="T6_199">mizantropię</text:span><text:span text:style-name="T6_200">,<text:s/></text:span><text:span text:style-name="T6_201">nazizm</text:span><text:span text:style-name="T6_202">,<text:s/></text:span><text:span text:style-name="T6_203">chęć</text:span><text:span text:style-name="T6_204"><text:s/></text:span><text:span text:style-name="T6_205">rozpętywania</text:span><text:span text:style-name="T6_206"><text:s/></text:span><text:span text:style-name="T6_207">shitstormów</text:span><text:span text:style-name="T6_208"><text:s/></text:span><text:span text:style-name="T6_209">i</text:span><text:span text:style-name="T6_210"><text:s/></text:span><text:span text:style-name="T6_211">inne</text:span><text:span text:style-name="T6_212"><text:s/></text:span><text:span text:style-name="T6_213">tego</text:span><text:span text:style-name="T6_214"><text:s/></text:span><text:span text:style-name="T6_215">typu</text:span><text:span text:style-name="T6_216"><text:s/></text:span><text:span text:style-name="T6_217">nieprzyjemności</text:span><text:span text:style-name="T6_218">.<text:s/></text:span></text:p>
      <text:p text:style-name="P7"/>
      <text:p text:style-name="P8"><text:span text:style-name="T8_1">Bądź</text:span><text:span text:style-name="T8_2"><text:s/></text:span><text:span text:style-name="T8_3">co</text:span><text:span text:style-name="T8_4"><text:s/></text:span><text:span text:style-name="T8_5">bądź</text:span><text:span text:style-name="T8_6">,<text:s/></text:span><text:span text:style-name="T8_7">Biura</text:span><text:span text:style-name="T8_8"><text:s/></text:span><text:span text:style-name="T8_9">Adaptacyjne</text:span><text:span text:style-name="T8_10"><text:s/></text:span><text:span text:style-name="T8_11">traktują</text:span><text:span text:style-name="T8_12"><text:s/></text:span><text:span text:style-name="T8_13">z</text:span><text:span text:style-name="T8_14"><text:s/></text:span><text:span text:style-name="T8_15">reguły</text:span><text:span text:style-name="T8_16"><text:s/></text:span><text:span text:style-name="T8_17">o</text:span><text:span text:style-name="T8_18"><text:s/></text:span><text:span text:style-name="T8_19">Ziemi</text:span><text:span text:style-name="T8_20">,<text:s/></text:span><text:span text:style-name="T8_21">która</text:span><text:span text:style-name="T8_22"><text:s/></text:span><text:span text:style-name="T8_23">jest</text:span><text:span text:style-name="T8_24"><text:s/></text:span><text:span text:style-name="T8_25">zagrożona</text:span><text:span text:style-name="T8_26"><text:s/></text:span><text:span text:style-name="T8_27">zniszczeniem</text:span><text:span text:style-name="T8_28">.<text:s/></text:span><text:span text:style-name="T8_29">O</text:span><text:span text:style-name="T8_30"><text:s/></text:span><text:span text:style-name="T8_31">zagładzie</text:span><text:span text:style-name="T8_32"><text:s/></text:span><text:span text:style-name="T8_33">całego</text:span><text:span text:style-name="T8_34"><text:s/></text:span><text:span text:style-name="T8_35">świata</text:span><text:span text:style-name="T8_36"><text:s/></text:span><text:span text:style-name="T8_37">oraz</text:span><text:span text:style-name="T8_38"><text:s/></text:span><text:span text:style-name="T8_39">ludzkości</text:span><text:span text:style-name="T8_40">.<text:s/></text:span><text:span text:style-name="T8_41">Nie</text:span><text:span text:style-name="T8_42"><text:s/></text:span><text:span text:style-name="T8_43">jest</text:span><text:span text:style-name="T8_44"><text:s/></text:span><text:span text:style-name="T8_45">to</text:span><text:span text:style-name="T8_46"><text:s/></text:span><text:span text:style-name="T8_47">temat</text:span><text:span text:style-name="T8_48"><text:s/></text:span><text:span text:style-name="T8_49">łatwy</text:span><text:span text:style-name="T8_50"><text:s/></text:span><text:span text:style-name="T8_51">i</text:span><text:span text:style-name="T8_52"><text:s/></text:span><text:span text:style-name="T8_53">rzeczy</text:span><text:span text:style-name="T8_54">,<text:s/></text:span><text:span text:style-name="T8_55">które</text:span><text:span text:style-name="T8_56"><text:s/></text:span><text:span text:style-name="T8_57">można</text:span><text:span text:style-name="T8_58"><text:s/></text:span><text:span text:style-name="T8_59">by</text:span><text:span text:style-name="T8_60"><text:s/></text:span><text:span text:style-name="T8_61">wybaczyć</text:span><text:span text:style-name="T8_62"><text:s/></text:span><text:span text:style-name="T8_63">innym</text:span><text:span text:style-name="T8_64"><text:s/></text:span><text:span text:style-name="T8_65">dziełom</text:span><text:span text:style-name="T8_66"><text:s/></text:span><text:span text:style-name="T8_67">tutaj</text:span><text:span text:style-name="T8_68"><text:s/></text:span><text:span text:style-name="T8_69">urastają</text:span><text:span text:style-name="T8_70"><text:s/></text:span><text:span text:style-name="T8_71">do</text:span><text:span text:style-name="T8_72"><text:s/></text:span><text:span text:style-name="T8_73">podobnej</text:span><text:span text:style-name="T8_74"><text:s/></text:span><text:span text:style-name="T8_75">rangi</text:span><text:span text:style-name="T8_76"><text:s/></text:span><text:span text:style-name="T8_77">co</text:span><text:span text:style-name="T8_78"><text:s/></text:span><text:span text:style-name="T8_79">zabójstwo</text:span><text:span text:style-name="T8_80"><text:s/></text:span><text:span text:style-name="T8_81">arcyksięcia</text:span><text:span text:style-name="T8_82"><text:s/></text:span><text:span text:style-name="T8_83">Franciszka</text:span><text:span text:style-name="T8_84"><text:s/></text:span><text:span text:style-name="T8_85">Ferdynanda</text:span><text:span text:style-name="T8_86"><text:s/>–<text:s/></text:span><text:span text:style-name="T8_87">czyli</text:span><text:span text:style-name="T8_88"><text:s/></text:span><text:span text:style-name="T8_89">zaproszenia</text:span><text:span text:style-name="T8_90"><text:s/></text:span><text:span text:style-name="T8_91">do</text:span><text:span text:style-name="T8_92"><text:s/></text:span><text:span text:style-name="T8_93">wojny</text:span><text:span text:style-name="T8_94"><text:s/></text:span><text:span text:style-name="T8_95">na</text:span><text:span text:style-name="T8_96"><text:s/></text:span><text:span text:style-name="T8_97">śmierć</text:span><text:span text:style-name="T8_98"><text:s/></text:span><text:span text:style-name="T8_99">i</text:span><text:span text:style-name="T8_100"><text:s/></text:span><text:span text:style-name="T8_101">życie</text:span><text:span text:style-name="T8_102">,<text:s/></text:span><text:span text:style-name="T8_103">na</text:span><text:span text:style-name="T8_104"><text:s/></text:span><text:span text:style-name="T8_105">szczęście</text:span><text:span text:style-name="T8_106"><text:s/>“</text:span><text:span text:style-name="T8_107">zaledwie</text:span><text:span text:style-name="T8_108">”<text:s/></text:span><text:span text:style-name="T8_109">internetowej</text:span><text:span text:style-name="T8_110">.<text:s/></text:span></text:p>
      <text:p text:style-name="P9"/>
      <text:p text:style-name="P10"><text:span text:style-name="T10_1">Najprostszym</text:span><text:span text:style-name="T10_2"><text:s/></text:span><text:span text:style-name="T10_3">przykładem</text:span><text:span text:style-name="T10_4"><text:s/></text:span><text:span text:style-name="T10_5">może</text:span><text:span text:style-name="T10_6"><text:s/></text:span><text:span text:style-name="T10_7">być</text:span><text:span text:style-name="T10_8"><text:s/></text:span><text:span text:style-name="T10_9">demonizacja</text:span><text:span text:style-name="T10_10"><text:s/></text:span><text:span text:style-name="T10_11">jednej</text:span><text:span text:style-name="T10_12"><text:s/></text:span><text:span text:style-name="T10_13">ze</text:span><text:span text:style-name="T10_14"><text:s/></text:span><text:span text:style-name="T10_15">stron</text:span><text:span text:style-name="T10_16">.<text:s/></text:span><text:span text:style-name="T10_17">Popularna</text:span><text:span text:style-name="T10_18"><text:s/></text:span><text:span text:style-name="T10_19">stała</text:span><text:span text:style-name="T10_20"><text:s/></text:span><text:span text:style-name="T10_21">się</text:span><text:span text:style-name="T10_22"><text:s/></text:span><text:span text:style-name="T10_23">mizantropia</text:span><text:span text:style-name="T10_24">,<text:s/></text:span><text:span text:style-name="T10_25">która</text:span><text:span text:style-name="T10_26"><text:s/></text:span><text:span text:style-name="T10_27">została</text:span><text:span text:style-name="T10_28"><text:s/></text:span><text:span text:style-name="T10_29">sztandarowym</text:span><text:span text:style-name="T10_30"><text:s/></text:span><text:span text:style-name="T10_31">grzechem</text:span><text:span text:style-name="T10_32"><text:s/></text:span><text:span text:style-name="T10_33">Biur</text:span><text:span text:style-name="T10_34"><text:s/></text:span><text:span text:style-name="T10_35">Adaptacyjnych</text:span><text:span text:style-name="T10_36">.<text:s/></text:span><text:span text:style-name="T10_37">W</text:span><text:span text:style-name="T10_38"><text:s/></text:span><text:span text:style-name="T10_39">sytuacji</text:span><text:span text:style-name="T10_40">,<text:s/></text:span><text:span text:style-name="T10_41">gdy</text:span><text:span text:style-name="T10_42"><text:s/></text:span><text:span text:style-name="T10_43">cała</text:span><text:span text:style-name="T10_44"><text:s/></text:span><text:span text:style-name="T10_45">ludzkość</text:span><text:span text:style-name="T10_46"><text:s/></text:span><text:span text:style-name="T10_47">w</text:span><text:span text:style-name="T10_48"><text:s/></text:span><text:span text:style-name="T10_49">opowiadaniu</text:span><text:span text:style-name="T10_50"><text:s/></text:span><text:span text:style-name="T10_51">ma</text:span><text:span text:style-name="T10_52"><text:s/>(</text:span><text:span text:style-name="T10_53">najprawdopodobniej</text:span><text:span text:style-name="T10_54">)<text:s/></text:span><text:span text:style-name="T10_55">zostać</text:span><text:span text:style-name="T10_56"><text:s/></text:span><text:span text:style-name="T10_57">unicestwiona</text:span><text:span text:style-name="T10_58"><text:s/></text:span><text:span text:style-name="T10_59">jako</text:span><text:span text:style-name="T10_60"><text:s/></text:span><text:span text:style-name="T10_61">gatunek</text:span><text:span text:style-name="T10_62">,<text:s/></text:span><text:span text:style-name="T10_63">wszelkiej</text:span><text:span text:style-name="T10_64"><text:s/></text:span><text:span text:style-name="T10_65">maści</text:span><text:span text:style-name="T10_66"><text:s/></text:span><text:span text:style-name="T10_67">narzekanie</text:span><text:span text:style-name="T10_68"><text:s/></text:span><text:span text:style-name="T10_69">wszem</text:span><text:span text:style-name="T10_70"><text:s/></text:span><text:span text:style-name="T10_71">i</text:span><text:span text:style-name="T10_72"><text:s/></text:span><text:span text:style-name="T10_73">wobec</text:span><text:span text:style-name="T10_74"><text:s/></text:span><text:span text:style-name="T10_75">na</text:span><text:span text:style-name="T10_76"><text:s/></text:span><text:span text:style-name="T10_77">stan</text:span><text:span text:style-name="T10_78"><text:s/></text:span><text:span text:style-name="T10_79">naszej</text:span><text:span text:style-name="T10_80"><text:s/></text:span><text:span text:style-name="T10_81">rasy</text:span><text:span text:style-name="T10_82"><text:s/></text:span><text:span text:style-name="T10_83">może</text:span><text:span text:style-name="T10_84"><text:s/></text:span><text:span text:style-name="T10_85">zostać</text:span><text:span text:style-name="T10_86"><text:s/></text:span><text:span text:style-name="T10_87">łatwo</text:span><text:span text:style-name="T10_88"><text:s/></text:span><text:span text:style-name="T10_89">zinterpretowane</text:span><text:span text:style-name="T10_90"><text:s/></text:span><text:span text:style-name="T10_91">jako</text:span><text:span text:style-name="T10_92"><text:s/></text:span><text:span text:style-name="T10_93">nienawiść</text:span><text:span text:style-name="T10_94"><text:s/></text:span><text:span text:style-name="T10_95">do</text:span><text:span text:style-name="T10_96"><text:s/></text:span><text:span text:style-name="T10_97">niej</text:span><text:span text:style-name="T10_98">.<text:s/></text:span><text:span text:style-name="T10_99">Nabiera</text:span><text:span text:style-name="T10_100"><text:s/></text:span><text:span text:style-name="T10_101">to</text:span><text:span text:style-name="T10_102"><text:s/></text:span><text:span text:style-name="T10_103">szczególnej</text:span><text:span text:style-name="T10_104"><text:s/></text:span><text:span text:style-name="T10_105">wagi</text:span><text:span text:style-name="T10_106"><text:s/></text:span><text:span text:style-name="T10_107">gdy</text:span><text:span text:style-name="T10_108"><text:s/></text:span><text:span text:style-name="T10_109">łączy</text:span><text:span text:style-name="T10_110"><text:s/></text:span><text:span text:style-name="T10_111">się</text:span><text:span text:style-name="T10_112"><text:s/></text:span><text:span text:style-name="T10_113">to</text:span><text:span text:style-name="T10_114"><text:s/></text:span><text:span text:style-name="T10_115">jeszcze</text:span><text:span text:style-name="T10_116"><text:s/></text:span><text:span text:style-name="T10_117">z</text:span><text:span text:style-name="T10_118"><text:s/></text:span><text:span text:style-name="T10_119">idealizacją</text:span><text:span text:style-name="T10_120"><text:s/></text:span><text:span text:style-name="T10_121">Equestrian</text:span><text:span text:style-name="T10_122">.<text:s/></text:span><text:span text:style-name="T10_123">Wygląda</text:span><text:span text:style-name="T10_124"><text:s/></text:span><text:span text:style-name="T10_125">to</text:span><text:span text:style-name="T10_126"><text:s/></text:span><text:span text:style-name="T10_127">dość</text:span><text:span text:style-name="T10_128"><text:s/></text:span><text:span text:style-name="T10_129">absurdalnie</text:span><text:span text:style-name="T10_130"><text:s/>–<text:s/></text:span><text:span text:style-name="T10_131">prowadząc</text:span><text:span text:style-name="T10_132">,<text:s/></text:span><text:span text:style-name="T10_133">na</text:span><text:span text:style-name="T10_134"><text:s/></text:span><text:span text:style-name="T10_135">przykład</text:span><text:span text:style-name="T10_136">,<text:s/></text:span><text:span text:style-name="T10_137">do</text:span><text:span text:style-name="T10_138"><text:s/></text:span><text:span text:style-name="T10_139">sytuacji</text:span><text:span text:style-name="T10_140">,<text:s/></text:span><text:span text:style-name="T10_141">w</text:span><text:span text:style-name="T10_142"><text:s/></text:span><text:span text:style-name="T10_143">których</text:span><text:span text:style-name="T10_144"><text:s/></text:span><text:span text:style-name="T10_145">każda</text:span><text:span text:style-name="T10_146"><text:s/></text:span><text:span text:style-name="T10_147">postać</text:span><text:span text:style-name="T10_148"><text:s/></text:span><text:span text:style-name="T10_149">choćby</text:span><text:span text:style-name="T10_150"><text:s/></text:span><text:span text:style-name="T10_151">narzekająca</text:span><text:span text:style-name="T10_152"><text:s/></text:span><text:span text:style-name="T10_153">na</text:span><text:span text:style-name="T10_154"><text:s/></text:span><text:span text:style-name="T10_155">fakt</text:span><text:span text:style-name="T10_156"><text:s/></text:span><text:span text:style-name="T10_157">ksenocydu</text:span><text:span text:style-name="T10_158"><text:s/></text:span><text:span text:style-name="T10_159">i</text:span><text:span text:style-name="T10_160"><text:s/></text:span><text:span text:style-name="T10_161">zagłady</text:span><text:span text:style-name="T10_162"><text:s/></text:span><text:span text:style-name="T10_163">całej</text:span><text:span text:style-name="T10_164"><text:s/></text:span><text:span text:style-name="T10_165">cywilizacji</text:span><text:span text:style-name="T10_166"><text:s/></text:span><text:span text:style-name="T10_167">najprawdopodobniej</text:span><text:span text:style-name="T10_168"><text:s/></text:span><text:span text:style-name="T10_169">okaże</text:span><text:span text:style-name="T10_170"><text:s/></text:span><text:span text:style-name="T10_171">się</text:span><text:span text:style-name="T10_172"><text:s/></text:span><text:span text:style-name="T10_173">później</text:span><text:span text:style-name="T10_174"><text:s/></text:span><text:span text:style-name="T10_175">złowrogim</text:span><text:span text:style-name="T10_176"><text:s/></text:span><text:span text:style-name="T10_177">złoczyńcą</text:span><text:span text:style-name="T10_178">,<text:s/></text:span><text:span text:style-name="T10_179">knującym</text:span><text:span text:style-name="T10_180"><text:s/></text:span><text:span text:style-name="T10_181">przeciwko</text:span><text:span text:style-name="T10_182"><text:s/></text:span><text:span text:style-name="T10_183">miłującym</text:span><text:span text:style-name="T10_184"><text:s/></text:span><text:span text:style-name="T10_185">pokój</text:span><text:span text:style-name="T10_186"><text:s/></text:span><text:span text:style-name="T10_187">i</text:span><text:span text:style-name="T10_188"><text:s/></text:span><text:span text:style-name="T10_189">harmonię</text:span><text:span text:style-name="T10_190"><text:s/></text:span><text:span text:style-name="T10_191">kucykom</text:span><text:span text:style-name="T10_192"><text:s/></text:span><text:span text:style-name="T10_193">i</text:span><text:span text:style-name="T10_194"><text:s/></text:span><text:span text:style-name="T10_195">do</text:span><text:span text:style-name="T10_196"><text:s/></text:span><text:span text:style-name="T10_197">tego</text:span><text:span text:style-name="T10_198"><text:s/></text:span><text:span text:style-name="T10_199">pewnie</text:span><text:span text:style-name="T10_200"><text:s/></text:span><text:span text:style-name="T10_201">jeszcze</text:span><text:span text:style-name="T10_202"><text:s/></text:span><text:span text:style-name="T10_203">czczącym</text:span><text:span text:style-name="T10_204"><text:s/></text:span><text:span text:style-name="T10_205">Hitlera</text:span><text:span text:style-name="T10_206"><text:s/></text:span><text:span text:style-name="T10_207">i</text:span><text:span text:style-name="T10_208"><text:s/></text:span><text:span text:style-name="T10_209">Stalina</text:span><text:span text:style-name="T10_210">.<text:s/></text:span><text:span text:style-name="T10_211">Dochodzi</text:span><text:span text:style-name="T10_212"><text:s/></text:span><text:span text:style-name="T10_213">do</text:span><text:span text:style-name="T10_214"><text:s/></text:span><text:span text:style-name="T10_215">tego</text:span><text:span text:style-name="T10_216"><text:s/></text:span><text:span text:style-name="T10_217">kolejny</text:span><text:span text:style-name="T10_218"><text:s/></text:span><text:span text:style-name="T10_219">problem</text:span><text:span text:style-name="T10_220"><text:s/>–<text:s/></text:span><text:span text:style-name="T10_221">jeśli</text:span><text:span text:style-name="T10_222"><text:s/></text:span><text:span text:style-name="T10_223">na</text:span><text:span text:style-name="T10_224"><text:s/></text:span><text:span text:style-name="T10_225">okropny</text:span><text:span text:style-name="T10_226"><text:s/></text:span><text:span text:style-name="T10_227">stan</text:span><text:span text:style-name="T10_228"><text:s/></text:span><text:span text:style-name="T10_229">ludzkości</text:span><text:span text:style-name="T10_230"><text:s/></text:span><text:span text:style-name="T10_231">narzeka</text:span><text:span text:style-name="T10_232"><text:s/></text:span><text:span text:style-name="T10_233">kuc</text:span><text:span text:style-name="T10_234">,<text:s/></text:span><text:span text:style-name="T10_235">usprawiedliwiając</text:span><text:span text:style-name="T10_236"><text:s/></text:span><text:span text:style-name="T10_237">tym</text:span><text:span text:style-name="T10_238"><text:s/></text:span><text:span text:style-name="T10_239">samym</text:span><text:span text:style-name="T10_240"><text:s/></text:span><text:span text:style-name="T10_241">konieczność</text:span><text:span text:style-name="T10_242"><text:s/></text:span><text:span text:style-name="T10_243">sponifikowania</text:span><text:span text:style-name="T10_244"><text:s/></text:span><text:span text:style-name="T10_245">naszego</text:span><text:span text:style-name="T10_246"><text:s/></text:span><text:span text:style-name="T10_247">gatunku</text:span><text:span text:style-name="T10_248">,<text:s/></text:span><text:span text:style-name="T10_249">to</text:span><text:span text:style-name="T10_250"><text:s/></text:span><text:span text:style-name="T10_251">nie</text:span><text:span text:style-name="T10_252"><text:s/></text:span><text:span text:style-name="T10_253">brzmi</text:span><text:span text:style-name="T10_254"><text:s/></text:span><text:span text:style-name="T10_255">jak</text:span><text:span text:style-name="T10_256"><text:s/></text:span><text:span text:style-name="T10_257">mądry</text:span><text:span text:style-name="T10_258"><text:s/></text:span><text:span text:style-name="T10_259">przedstawiciel</text:span><text:span text:style-name="T10_260"><text:s/></text:span><text:span text:style-name="T10_261">wyższej</text:span><text:span text:style-name="T10_262"><text:s/></text:span><text:span text:style-name="T10_263">cywilizacji</text:span><text:span text:style-name="T10_264">,<text:s/></text:span><text:span text:style-name="T10_265">jak</text:span><text:span text:style-name="T10_266"><text:s/></text:span><text:span text:style-name="T10_267">chcieliby</text:span><text:span text:style-name="T10_268"><text:s/></text:span><text:span text:style-name="T10_269">niektórzy</text:span><text:span text:style-name="T10_270"><text:s/></text:span><text:span text:style-name="T10_271">pisarze</text:span><text:span text:style-name="T10_272"><text:s/>–<text:s/></text:span><text:span text:style-name="T10_273">a</text:span><text:span text:style-name="T10_274"><text:s/></text:span><text:span text:style-name="T10_275">jak</text:span><text:span text:style-name="T10_276"><text:s/></text:span><text:span text:style-name="T10_277">nazista</text:span><text:span text:style-name="T10_278"><text:s/></text:span><text:span text:style-name="T10_279">tłumaczący</text:span><text:span text:style-name="T10_280">,<text:s/></text:span><text:span text:style-name="T10_281">dlaczego</text:span><text:span text:style-name="T10_282"><text:s/></text:span><text:span text:style-name="T10_283">obowiązkiem</text:span><text:span text:style-name="T10_284"><text:s/></text:span><text:span text:style-name="T10_285">dziejowym</text:span><text:span text:style-name="T10_286"><text:s/></text:span><text:span text:style-name="T10_287">Niemców</text:span><text:span text:style-name="T10_288"><text:s/></text:span><text:span text:style-name="T10_289">jest</text:span><text:span text:style-name="T10_290"><text:s/></text:span><text:span text:style-name="T10_291">pozbycie</text:span><text:span text:style-name="T10_292"><text:s/></text:span><text:span text:style-name="T10_293">się</text:span><text:span text:style-name="T10_294"><text:s/></text:span><text:span text:style-name="T10_295">Żydów</text:span><text:span text:style-name="T10_296">.<text:s/></text:span><text:span text:style-name="T10_297">Sytuacja</text:span><text:span text:style-name="T10_298"><text:s/></text:span><text:span text:style-name="T10_299">staje</text:span><text:span text:style-name="T10_300"><text:s/></text:span><text:span text:style-name="T10_301">się</text:span><text:span text:style-name="T10_302"><text:s/></text:span><text:span text:style-name="T10_303">naprawdę</text:span><text:span text:style-name="T10_304"><text:s/></text:span><text:span text:style-name="T10_305">zła</text:span><text:span text:style-name="T10_306">,<text:s/></text:span><text:span text:style-name="T10_307">jeśli</text:span><text:span text:style-name="T10_308"><text:s/></text:span><text:span text:style-name="T10_309">tego</text:span><text:span text:style-name="T10_310"><text:s/></text:span><text:span text:style-name="T10_311">typu</text:span><text:span text:style-name="T10_312"><text:s/></text:span><text:span text:style-name="T10_313">poglądy</text:span><text:span text:style-name="T10_314"><text:s/></text:span><text:span text:style-name="T10_315">wychodzą</text:span><text:span text:style-name="T10_316"><text:s/></text:span><text:span text:style-name="T10_317">z</text:span><text:span text:style-name="T10_318"><text:s/></text:span><text:span text:style-name="T10_319">ust</text:span><text:span text:style-name="T10_320"><text:s/></text:span><text:span text:style-name="T10_321">postaci</text:span><text:span text:style-name="T10_322"><text:s/></text:span><text:span text:style-name="T10_323">z</text:span><text:span text:style-name="T10_324"><text:s/></text:span><text:span text:style-name="T10_325">serialu</text:span><text:span text:style-name="T10_326">.<text:s/></text:span><text:span text:style-name="T10_327">Psucie</text:span><text:span text:style-name="T10_328"><text:s/></text:span><text:span text:style-name="T10_329">charakteru</text:span><text:span text:style-name="T10_330"><text:s/></text:span><text:span text:style-name="T10_331">kanonicznych</text:span><text:span text:style-name="T10_332"><text:s/></text:span><text:span text:style-name="T10_333">bohaterów</text:span><text:span text:style-name="T10_334"><text:s/></text:span><text:span text:style-name="T10_335">zawsze</text:span><text:span text:style-name="T10_336"><text:s/></text:span><text:span text:style-name="T10_337">jest</text:span><text:span text:style-name="T10_338"><text:s/></text:span><text:span text:style-name="T10_339">błędem</text:span><text:span text:style-name="T10_340">,<text:s/></text:span><text:span text:style-name="T10_341">ale</text:span><text:span text:style-name="T10_342"><text:s/></text:span><text:span text:style-name="T10_343">w</text:span><text:span text:style-name="T10_344"><text:s/></text:span><text:span text:style-name="T10_345">tym</text:span><text:span text:style-name="T10_346"><text:s/></text:span><text:span text:style-name="T10_347">wypadku</text:span><text:span text:style-name="T10_348"><text:s/></text:span><text:span text:style-name="T10_349">dodatkowo</text:span><text:span text:style-name="T10_350"><text:s/></text:span><text:span text:style-name="T10_351">prowadzi</text:span><text:span text:style-name="T10_352"><text:s/></text:span><text:span text:style-name="T10_353">do</text:span><text:span text:style-name="T10_354"><text:s/></text:span><text:span text:style-name="T10_355">jeszcze</text:span><text:span text:style-name="T10_356"><text:s/></text:span><text:span text:style-name="T10_357">większego</text:span><text:span text:style-name="T10_358"><text:s/></text:span><text:span text:style-name="T10_359">odrzucenia</text:span><text:span text:style-name="T10_360"><text:s/></text:span><text:span text:style-name="T10_361">czytelnika</text:span><text:span text:style-name="T10_362">.</text:span></text:p>
      <text:p text:style-name="P11"/>
      <text:p text:style-name="P12"><text:span text:style-name="T12_1">Zaliczyłbym</text:span><text:span text:style-name="T12_2"><text:s/></text:span><text:span text:style-name="T12_3">do</text:span><text:span text:style-name="T12_4"><text:s/></text:span><text:span text:style-name="T12_5">tej</text:span><text:span text:style-name="T12_6"><text:s/></text:span><text:span text:style-name="T12_7">kategorii</text:span><text:span text:style-name="T12_8"><text:s/></text:span><text:span text:style-name="T12_9">jeszcze</text:span><text:span text:style-name="T12_10"><text:s/></text:span><text:span text:style-name="T12_11">celowe</text:span><text:span text:style-name="T12_12"><text:s/></text:span><text:span text:style-name="T12_13">psucie</text:span><text:span text:style-name="T12_14"><text:s/></text:span><text:span text:style-name="T12_15">Ziemi</text:span><text:span text:style-name="T12_16"><text:s/></text:span><text:span text:style-name="T12_17">w</text:span><text:span text:style-name="T12_18"><text:s/></text:span><text:span text:style-name="T12_19">okresie</text:span><text:span text:style-name="T12_20"><text:s/></text:span><text:span text:style-name="T12_21">tuż</text:span><text:span text:style-name="T12_22"><text:s/></text:span><text:span text:style-name="T12_23">przed</text:span><text:span text:style-name="T12_24"><text:s/></text:span><text:span text:style-name="T12_25">przybyciem</text:span><text:span text:style-name="T12_26"><text:s/></text:span><text:span text:style-name="T12_27">Equestrii</text:span><text:span text:style-name="T12_28"><text:s/>–<text:s/></text:span><text:span text:style-name="T12_29">poprzez</text:span><text:span text:style-name="T12_30">,<text:s/></text:span><text:span text:style-name="T12_31">dajmy</text:span><text:span text:style-name="T12_32"><text:s/></text:span><text:span text:style-name="T12_33">na</text:span><text:span text:style-name="T12_34"><text:s/></text:span><text:span text:style-name="T12_35">to</text:span><text:span text:style-name="T12_36">,<text:s/></text:span><text:span text:style-name="T12_37">sprowadzenie</text:span><text:span text:style-name="T12_38"><text:s/></text:span><text:span text:style-name="T12_39">na</text:span><text:span text:style-name="T12_40"><text:s/></text:span><text:span text:style-name="T12_41">nią</text:span><text:span text:style-name="T12_42"><text:s/></text:span><text:span text:style-name="T12_43">zimy</text:span><text:span text:style-name="T12_44"><text:s/></text:span><text:span text:style-name="T12_45">nuklearnej</text:span><text:span text:style-name="T12_46"><text:s/></text:span><text:span text:style-name="T12_47">czy</text:span><text:span text:style-name="T12_48"><text:s/></text:span><text:span text:style-name="T12_49">zjednoczenie</text:span><text:span text:style-name="T12_50"><text:s/></text:span><text:span text:style-name="T12_51">jej</text:span><text:span text:style-name="T12_52"><text:s/></text:span><text:span text:style-name="T12_53">pod</text:span><text:span text:style-name="T12_54"><text:s/></text:span><text:span text:style-name="T12_55">władzą</text:span><text:span text:style-name="T12_56"><text:s/></text:span><text:span text:style-name="T12_57">złowrogich</text:span><text:span text:style-name="T12_58"><text:s/></text:span><text:span text:style-name="T12_59">korporacji</text:span><text:span text:style-name="T12_60">,<text:s/></text:span><text:span text:style-name="T12_61">wybicie</text:span><text:span text:style-name="T12_62"><text:s/></text:span><text:span text:style-name="T12_63">większości</text:span><text:span text:style-name="T12_64"><text:s/></text:span><text:span text:style-name="T12_65">roślin</text:span><text:span text:style-name="T12_66"><text:s/></text:span><text:span text:style-name="T12_67">i</text:span><text:span text:style-name="T12_68"><text:s/></text:span><text:span text:style-name="T12_69">zwierząt</text:span><text:span text:style-name="T12_70">,<text:s/></text:span><text:span text:style-name="T12_71">połączenia</text:span><text:span text:style-name="T12_72"><text:s/></text:span><text:span text:style-name="T12_73">się</text:span><text:span text:style-name="T12_74"><text:s/></text:span><text:span text:style-name="T12_75">wszystkich</text:span><text:span text:style-name="T12_76"><text:s/></text:span><text:span text:style-name="T12_77">religii</text:span><text:span text:style-name="T12_78"><text:s/></text:span><text:span text:style-name="T12_79">świata</text:span><text:span text:style-name="T12_80"><text:s/></text:span><text:span text:style-name="T12_81">w</text:span><text:span text:style-name="T12_82"><text:s/></text:span><text:span text:style-name="T12_83">skorumpowany</text:span><text:span text:style-name="T12_84"><text:s/></text:span><text:span text:style-name="T12_85">kult</text:span><text:span text:style-name="T12_86"><text:s/></text:span><text:span text:style-name="T12_87">i</text:span><text:span text:style-name="T12_88"><text:s/></text:span><text:span text:style-name="T12_89">ogromne</text:span><text:span text:style-name="T12_90"><text:s/></text:span><text:span text:style-name="T12_91">bezrobocie</text:span><text:span text:style-name="T12_92">.<text:s/></text:span></text:p>
      <text:p text:style-name="P13"><text:span text:style-name="T13_1">Można</text:span><text:span text:style-name="T13_2"><text:s/></text:span><text:span text:style-name="T13_3">wymyślić</text:span><text:span text:style-name="T13_4"><text:s/></text:span><text:span text:style-name="T13_5">naprawdę</text:span><text:span text:style-name="T13_6"><text:s/></text:span><text:span text:style-name="T13_7">multum</text:span><text:span text:style-name="T13_8"><text:s/></text:span><text:span text:style-name="T13_9">powodów</text:span><text:span text:style-name="T13_10">,<text:s/></text:span><text:span text:style-name="T13_11">dla</text:span><text:span text:style-name="T13_12"><text:s/></text:span><text:span text:style-name="T13_13">których</text:span><text:span text:style-name="T13_14"><text:s/></text:span><text:span text:style-name="T13_15">Biura</text:span><text:span text:style-name="T13_16"><text:s/></text:span><text:span text:style-name="T13_17">Adaptacyjne</text:span><text:span text:style-name="T13_18"><text:s/></text:span><text:span text:style-name="T13_19">mogłyby</text:span><text:span text:style-name="T13_20"><text:s/></text:span><text:span text:style-name="T13_21">powstać</text:span><text:span text:style-name="T13_22">,<text:s/></text:span><text:span text:style-name="T13_23">i</text:span><text:span text:style-name="T13_24"><text:s/></text:span><text:span text:style-name="T13_25">nie</text:span><text:span text:style-name="T13_26"><text:s/></text:span><text:span text:style-name="T13_27">trzeba</text:span><text:span text:style-name="T13_28"><text:s/></text:span><text:span text:style-name="T13_29">specjalnie</text:span><text:span text:style-name="T13_30"><text:s/></text:span><text:span text:style-name="T13_31">dorzucać</text:span><text:span text:style-name="T13_32"><text:s/></text:span><text:span text:style-name="T13_33">ludzkości</text:span><text:span text:style-name="T13_34"><text:s/></text:span><text:span text:style-name="T13_35">i</text:span><text:span text:style-name="T13_36"><text:s/></text:span><text:span text:style-name="T13_37">Ziemi</text:span><text:span text:style-name="T13_38"><text:s/></text:span><text:span text:style-name="T13_39">wad</text:span><text:span text:style-name="T13_40">.</text:span></text:p>
      <text:p text:style-name="P14"/>
      <text:p text:style-name="P15"><text:span text:style-name="T15_1">Drugą</text:span><text:span text:style-name="T15_2"><text:s/></text:span><text:span text:style-name="T15_3">stroną</text:span><text:span text:style-name="T15_4"><text:s/></text:span><text:span text:style-name="T15_5">medalu</text:span><text:span text:style-name="T15_6"><text:s/></text:span><text:span text:style-name="T15_7">jest</text:span><text:span text:style-name="T15_8"><text:s/></text:span><text:span text:style-name="T15_9">przedstawianie</text:span><text:span text:style-name="T15_10"><text:s/></text:span><text:span text:style-name="T15_11">kuców</text:span><text:span text:style-name="T15_12"><text:s/></text:span><text:span text:style-name="T15_13">jako</text:span><text:span text:style-name="T15_14"><text:s/></text:span><text:span text:style-name="T15_15">połączenie</text:span><text:span text:style-name="T15_16"><text:s/></text:span><text:span text:style-name="T15_17">III</text:span><text:span text:style-name="T15_18"><text:s/></text:span><text:span text:style-name="T15_19">Rzeszy</text:span><text:span text:style-name="T15_20"><text:s/></text:span><text:span text:style-name="T15_21">z</text:span><text:span text:style-name="T15_22"><text:s/></text:span><text:span text:style-name="T15_23">Borgiem</text:span><text:span text:style-name="T15_24">,<text:s/></text:span><text:span text:style-name="T15_25">asymilujących</text:span><text:span text:style-name="T15_26"><text:s/></text:span><text:span text:style-name="T15_27">świat</text:span><text:span text:style-name="T15_28"><text:s/></text:span><text:span text:style-name="T15_29">ku</text:span><text:span text:style-name="T15_30"><text:s/></text:span><text:span text:style-name="T15_31">chwale</text:span><text:span text:style-name="T15_32"><text:s/></text:span><text:span text:style-name="T15_33">czystości</text:span><text:span text:style-name="T15_34"><text:s/></text:span><text:span text:style-name="T15_35">rasowej</text:span><text:span text:style-name="T15_36">,<text:s/></text:span><text:span text:style-name="T15_37">Celestii</text:span><text:span text:style-name="T15_38"><text:s/>(</text:span><text:span text:style-name="T15_39">w</text:span><text:span text:style-name="T15_40"><text:s/></text:span><text:span text:style-name="T15_41">tym</text:span><text:span text:style-name="T15_42"><text:s/></text:span><text:span text:style-name="T15_43">wypadku</text:span><text:span text:style-name="T15_44"><text:s/></text:span><text:span text:style-name="T15_45">często</text:span><text:span text:style-name="T15_46"><text:s/></text:span><text:span text:style-name="T15_47">określanej</text:span><text:span text:style-name="T15_48"><text:s/></text:span><text:span text:style-name="T15_49">przez</text:span><text:span text:style-name="T15_50"><text:s/></text:span><text:span text:style-name="T15_51">czytelników</text:span><text:span text:style-name="T15_52"><text:s/></text:span><text:span text:style-name="T15_53">jako</text:span><text:span text:style-name="T15_54"><text:s/>“</text:span><text:span text:style-name="T15_55">Xenolestia</text:span><text:span text:style-name="T15_56">”)<text:s/></text:span><text:span text:style-name="T15_57">lub</text:span><text:span text:style-name="T15_58"><text:s/></text:span><text:span text:style-name="T15_59">czegoś</text:span><text:span text:style-name="T15_60"><text:s/></text:span><text:span text:style-name="T15_61">podobnego</text:span><text:span text:style-name="T15_62">.<text:s/></text:span><text:span text:style-name="T15_63">Fiki</text:span><text:span text:style-name="T15_64"><text:s/></text:span><text:span text:style-name="T15_65">powiązane</text:span><text:span text:style-name="T15_66"><text:s/></text:span><text:span text:style-name="T15_67">tematycznie</text:span><text:span text:style-name="T15_68"><text:s/></text:span><text:span text:style-name="T15_69">z</text:span><text:span text:style-name="T15_70"><text:s/></text:span><text:span text:style-name="T15_71">biurami</text:span><text:span text:style-name="T15_72"><text:s/></text:span><text:span text:style-name="T15_73">adaptacyjnymi</text:span><text:span text:style-name="T15_74">,<text:s/></text:span><text:span text:style-name="T15_75">ale</text:span><text:span text:style-name="T15_76"><text:s/></text:span><text:span text:style-name="T15_77">przedstawiające</text:span><text:span text:style-name="T15_78"><text:s/></text:span><text:span text:style-name="T15_79">je</text:span><text:span text:style-name="T15_80"><text:s/></text:span><text:span text:style-name="T15_81">jako</text:span><text:span text:style-name="T15_82"><text:s/></text:span><text:span text:style-name="T15_83">bohaterską</text:span><text:span text:style-name="T15_84"><text:s/></text:span><text:span text:style-name="T15_85">walkę</text:span><text:span text:style-name="T15_86"><text:s/></text:span><text:span text:style-name="T15_87">ludzkości</text:span><text:span text:style-name="T15_88"><text:s/></text:span><text:span text:style-name="T15_89">z</text:span><text:span text:style-name="T15_90"><text:s/></text:span><text:span text:style-name="T15_91">najeźdźcą</text:span><text:span text:style-name="T15_92">,<text:s/></text:span><text:span text:style-name="T15_93">zaczęły</text:span><text:span text:style-name="T15_94"><text:s/></text:span><text:span text:style-name="T15_95">powstawać</text:span><text:span text:style-name="T15_96"><text:s/></text:span><text:span text:style-name="T15_97">w</text:span><text:span text:style-name="T15_98"><text:s/></text:span><text:span text:style-name="T15_99">reakcji</text:span><text:span text:style-name="T15_100"><text:s/></text:span><text:span text:style-name="T15_101">na</text:span><text:span text:style-name="T15_102"><text:s/></text:span><text:span text:style-name="T15_103">publikację</text:span><text:span text:style-name="T15_104"><text:s/></text:span><text:span text:style-name="T15_105">fików</text:span><text:span text:style-name="T15_106"><text:s/></text:span><text:span text:style-name="T15_107">oskarżanych</text:span><text:span text:style-name="T15_108"><text:s/></text:span><text:span text:style-name="T15_109">o</text:span><text:span text:style-name="T15_110"><text:s/></text:span><text:span text:style-name="T15_111">mizatropię</text:span><text:span text:style-name="T15_112">,<text:s/></text:span><text:span text:style-name="T15_113">do</text:span><text:span text:style-name="T15_114"><text:s/></text:span><text:span text:style-name="T15_115">tego</text:span><text:span text:style-name="T15_116"><text:s/></text:span><text:span text:style-name="T15_117">ich</text:span><text:span text:style-name="T15_118"><text:s/></text:span><text:span text:style-name="T15_119">popularność</text:span><text:span text:style-name="T15_120"><text:s/></text:span><text:span text:style-name="T15_121">szybko</text:span><text:span text:style-name="T15_122"><text:s/></text:span><text:span text:style-name="T15_123">zaczęła</text:span><text:span text:style-name="T15_124"><text:s/></text:span><text:span text:style-name="T15_125">rosnąć</text:span><text:span text:style-name="T15_126">.<text:s/></text:span><text:span text:style-name="T15_127">Dzieła</text:span><text:span text:style-name="T15_128"><text:s/></text:span><text:span text:style-name="T15_129">takie</text:span><text:span text:style-name="T15_130"><text:s/></text:span><text:span text:style-name="T15_131">jak</text:span><text:span text:style-name="T15_132"><text:s/>“</text:span><text:span text:style-name="T15_133">Not</text:span><text:span text:style-name="T15_134"><text:s/></text:span><text:span text:style-name="T15_135">Alone</text:span><text:span text:style-name="T15_136">”<text:s/></text:span><text:span text:style-name="T15_137">czy</text:span><text:span text:style-name="T15_138"><text:s/>“</text:span><text:span text:style-name="T15_139">New</text:span><text:span text:style-name="T15_140"><text:s/></text:span><text:span text:style-name="T15_141">Tactics</text:span><text:span text:style-name="T15_142">”<text:s/></text:span><text:span text:style-name="T15_143">okazywały</text:span><text:span text:style-name="T15_144"><text:s/></text:span><text:span text:style-name="T15_145">się</text:span><text:span text:style-name="T15_146"><text:s/></text:span><text:span text:style-name="T15_147">nawet</text:span><text:span text:style-name="T15_148"><text:s/></text:span><text:span text:style-name="T15_149">niezłe</text:span><text:span text:style-name="T15_150">,<text:s/></text:span><text:span text:style-name="T15_151">muszę</text:span><text:span text:style-name="T15_152"><text:s/></text:span><text:span text:style-name="T15_153">jednak</text:span><text:span text:style-name="T15_154"><text:s/></text:span><text:span text:style-name="T15_155">wspomnieć</text:span><text:span text:style-name="T15_156"><text:s/></text:span><text:span text:style-name="T15_157">o</text:span><text:span text:style-name="T15_158"><text:s/></text:span><text:span text:style-name="T15_159">jednym</text:span><text:span text:style-name="T15_160"><text:s/>–<text:s/></text:span><text:span text:style-name="T15_161">przedstawianie</text:span><text:span text:style-name="T15_162"><text:s/></text:span><text:span text:style-name="T15_163">kucyków</text:span><text:span text:style-name="T15_164"><text:s/></text:span><text:span text:style-name="T15_165">w</text:span><text:span text:style-name="T15_166"><text:s/></text:span><text:span text:style-name="T15_167">złym</text:span><text:span text:style-name="T15_168"><text:s/></text:span><text:span text:style-name="T15_169">świetle</text:span><text:span text:style-name="T15_170"><text:s/></text:span><text:span text:style-name="T15_171">potrafi</text:span><text:span text:style-name="T15_172"><text:s/></text:span><text:span text:style-name="T15_173">sprawić</text:span><text:span text:style-name="T15_174">,<text:s/></text:span><text:span text:style-name="T15_175">że</text:span><text:span text:style-name="T15_176"><text:s/></text:span><text:span text:style-name="T15_177">dane</text:span><text:span text:style-name="T15_178"><text:s/></text:span><text:span text:style-name="T15_179">opowiadanie</text:span><text:span text:style-name="T15_180"><text:s/></text:span><text:span text:style-name="T15_181">przestanie</text:span><text:span text:style-name="T15_182"><text:s/></text:span><text:span text:style-name="T15_183">wyglądać</text:span><text:span text:style-name="T15_184"><text:s/></text:span><text:span text:style-name="T15_185">na</text:span><text:span text:style-name="T15_186"><text:s/></text:span><text:span text:style-name="T15_187">powiązane</text:span><text:span text:style-name="T15_188"><text:s/></text:span><text:span text:style-name="T15_189">w</text:span><text:span text:style-name="T15_190"><text:s/></text:span><text:span text:style-name="T15_191">jakikolwiek</text:span><text:span text:style-name="T15_192"><text:s/></text:span><text:span text:style-name="T15_193">sposób</text:span><text:span text:style-name="T15_194"><text:s/></text:span><text:span text:style-name="T15_195">z</text:span><text:span text:style-name="T15_196"><text:s/></text:span><text:span text:style-name="T15_197">MLP</text:span><text:span text:style-name="T15_198">.<text:s/></text:span><text:span text:style-name="T15_199">Dotyczy</text:span><text:span text:style-name="T15_200"><text:s/></text:span><text:span text:style-name="T15_201">to</text:span><text:span text:style-name="T15_202"><text:s/></text:span><text:span text:style-name="T15_203">przede</text:span><text:span text:style-name="T15_204"><text:s/></text:span><text:span text:style-name="T15_205">wszystkim</text:span><text:span text:style-name="T15_206"><text:s/></text:span><text:span text:style-name="T15_207">fanfików</text:span><text:span text:style-name="T15_208"><text:s/></text:span><text:span text:style-name="T15_209">poważnych</text:span><text:span text:style-name="T15_210"><text:s/>–<text:s/></text:span><text:span text:style-name="T15_211">przy</text:span><text:span text:style-name="T15_212"><text:s/></text:span><text:span text:style-name="T15_213">parodiach</text:span><text:span text:style-name="T15_214"><text:s/></text:span><text:span text:style-name="T15_215">z</text:span><text:span text:style-name="T15_216"><text:s/></text:span><text:span text:style-name="T15_217">reguły</text:span><text:span text:style-name="T15_218"><text:s/></text:span><text:span text:style-name="T15_219">nie</text:span><text:span text:style-name="T15_220"><text:s/></text:span><text:span text:style-name="T15_221">stanowi</text:span><text:span text:style-name="T15_222"><text:s/></text:span><text:span text:style-name="T15_223">to</text:span><text:span text:style-name="T15_224"><text:s/></text:span><text:span text:style-name="T15_225">wady</text:span><text:span text:style-name="T15_226">.<text:s/></text:span><text:span text:style-name="T15_227">Możliwe</text:span><text:span text:style-name="T15_228"><text:s/></text:span><text:span text:style-name="T15_229">jest</text:span><text:span text:style-name="T15_230"><text:s/></text:span><text:span text:style-name="T15_231">uniknięcie</text:span><text:span text:style-name="T15_232"><text:s/></text:span><text:span text:style-name="T15_233">tego</text:span><text:span text:style-name="T15_234"><text:s/></text:span><text:span text:style-name="T15_235">wszystkiego</text:span><text:span text:style-name="T15_236"><text:s/></text:span><text:span text:style-name="T15_237">poprzez</text:span><text:span text:style-name="T15_238"><text:s/></text:span><text:span text:style-name="T15_239">zadbanie</text:span><text:span text:style-name="T15_240"><text:s/></text:span><text:span text:style-name="T15_241">o</text:span><text:span text:style-name="T15_242"><text:s/></text:span><text:span text:style-name="T15_243">to</text:span><text:span text:style-name="T15_244">,<text:s/></text:span><text:span text:style-name="T15_245">by</text:span><text:span text:style-name="T15_246"><text:s/></text:span><text:span text:style-name="T15_247">Equestrianie</text:span><text:span text:style-name="T15_248"><text:s/></text:span><text:span text:style-name="T15_249">mieli</text:span><text:span text:style-name="T15_250"><text:s/></text:span><text:span text:style-name="T15_251">solidne</text:span><text:span text:style-name="T15_252"><text:s/></text:span><text:span text:style-name="T15_253">powody</text:span><text:span text:style-name="T15_254">,<text:s/></text:span><text:span text:style-name="T15_255">inne</text:span><text:span text:style-name="T15_256"><text:s/></text:span><text:span text:style-name="T15_257">niż</text:span><text:span text:style-name="T15_258"><text:s/>“</text:span><text:span text:style-name="T15_259">bo</text:span><text:span text:style-name="T15_260"><text:s/></text:span><text:span text:style-name="T15_261">ludzkość</text:span><text:span text:style-name="T15_262"><text:s/></text:span><text:span text:style-name="T15_263">jest</text:span><text:span text:style-name="T15_264"><text:s/></text:span><text:span text:style-name="T15_265">gorsza</text:span><text:span text:style-name="T15_266"><text:s/></text:span><text:span text:style-name="T15_267">od</text:span><text:span text:style-name="T15_268"><text:s/></text:span><text:span text:style-name="T15_269">nas</text:span><text:span text:style-name="T15_270">”<text:s/></text:span><text:span text:style-name="T15_271">albo</text:span><text:span text:style-name="T15_272"><text:s/>“</text:span><text:span text:style-name="T15_273">bo</text:span><text:span text:style-name="T15_274"><text:s/></text:span><text:span text:style-name="T15_275">Celestia</text:span><text:span text:style-name="T15_276"><text:s/></text:span><text:span text:style-name="T15_277">kazała</text:span><text:span text:style-name="T15_278">”,<text:s/></text:span><text:span text:style-name="T15_279">do</text:span><text:span text:style-name="T15_280"><text:s/></text:span><text:span text:style-name="T15_281">rozpoczęcia</text:span><text:span text:style-name="T15_282"><text:s/></text:span><text:span text:style-name="T15_283">siłowej</text:span><text:span text:style-name="T15_284"><text:s/></text:span><text:span text:style-name="T15_285">ponifikacji</text:span><text:span text:style-name="T15_286"><text:s/></text:span><text:span text:style-name="T15_287">ludzkości</text:span><text:span text:style-name="T15_288"><text:s/>(</text:span><text:span text:style-name="T15_289">jak</text:span><text:span text:style-name="T15_290"><text:s/></text:span><text:span text:style-name="T15_291">np</text:span><text:span text:style-name="T15_292">.<text:s/></text:span><text:span text:style-name="T15_293">w</text:span><text:span text:style-name="T15_294"><text:s/></text:span><text:span text:style-name="T15_295">cyklu</text:span><text:span text:style-name="T15_296"><text:s/></text:span><text:span text:style-name="T15_297">Rated</text:span><text:span text:style-name="T15_298"><text:s/></text:span><text:span text:style-name="T15_299">Ponystara</text:span><text:span text:style-name="T15_300">,<text:s/></text:span><text:span text:style-name="T15_301">składającym</text:span><text:span text:style-name="T15_302"><text:s/></text:span><text:span text:style-name="T15_303">się</text:span><text:span text:style-name="T15_304"><text:s/></text:span><text:span text:style-name="T15_305">z</text:span><text:span text:style-name="T15_306"><text:s/></text:span><text:span text:style-name="T15_307">one</text:span><text:span text:style-name="T15_308">-</text:span><text:span text:style-name="T15_309">shotów</text:span><text:span text:style-name="T15_310"><text:s/>“</text:span><text:span text:style-name="T15_311">Negotations</text:span><text:span text:style-name="T15_312">”,<text:s/>“</text:span><text:span text:style-name="T15_313">Reunited</text:span><text:span text:style-name="T15_314">”<text:s/></text:span><text:span text:style-name="T15_315">i</text:span><text:span text:style-name="T15_316"><text:s/>“</text:span><text:span text:style-name="T15_317">Truth</text:span><text:span text:style-name="T15_318">”),<text:s/></text:span><text:span text:style-name="T15_319">albo</text:span><text:span text:style-name="T15_320"><text:s/></text:span><text:span text:style-name="T15_321">przedstawienie</text:span><text:span text:style-name="T15_322"><text:s/></text:span><text:span text:style-name="T15_323">kuców</text:span><text:span text:style-name="T15_324"><text:s/></text:span><text:span text:style-name="T15_325">jako</text:span><text:span text:style-name="T15_326"><text:s/></text:span><text:span text:style-name="T15_327">podzielonych</text:span><text:span text:style-name="T15_328"><text:s/></text:span><text:span text:style-name="T15_329">wokół</text:span><text:span text:style-name="T15_330"><text:s/></text:span><text:span text:style-name="T15_331">tej</text:span><text:span text:style-name="T15_332"><text:s/></text:span><text:span text:style-name="T15_333">kwestii</text:span><text:span text:style-name="T15_334">.<text:s/></text:span><text:span text:style-name="T15_335">Dla</text:span><text:span text:style-name="T15_336"><text:s/></text:span><text:span text:style-name="T15_337">przykładu</text:span><text:span text:style-name="T15_338">,<text:s/></text:span><text:span text:style-name="T15_339">w</text:span><text:span text:style-name="T15_340"><text:s/>“</text:span><text:span text:style-name="T15_341">Not</text:span><text:span text:style-name="T15_342"><text:s/></text:span><text:span text:style-name="T15_343">Alone</text:span><text:span text:style-name="T15_344">”<text:s/></text:span><text:span text:style-name="T15_345">działa</text:span><text:span text:style-name="T15_346"><text:s/></text:span><text:span text:style-name="T15_347">grupa</text:span><text:span text:style-name="T15_348"><text:s/></text:span><text:span text:style-name="T15_349">kucyków</text:span><text:span text:style-name="T15_350"><text:s/></text:span><text:span text:style-name="T15_351">przeciwstawiająca</text:span><text:span text:style-name="T15_352"><text:s/></text:span><text:span text:style-name="T15_353">się</text:span><text:span text:style-name="T15_354"><text:s/></text:span><text:span text:style-name="T15_355">ponifikacji</text:span><text:span text:style-name="T15_356">,<text:s/></text:span><text:span text:style-name="T15_357">a</text:span><text:span text:style-name="T15_358"><text:s/></text:span><text:span text:style-name="T15_359">w</text:span><text:span text:style-name="T15_360"><text:s/>“</text:span><text:span text:style-name="T15_361">The</text:span><text:span text:style-name="T15_362"><text:s/></text:span><text:span text:style-name="T15_363">Other</text:span><text:span text:style-name="T15_364"><text:s/></text:span><text:span text:style-name="T15_365">Side</text:span><text:span text:style-name="T15_366"><text:s/></text:span><text:span text:style-name="T15_367">of</text:span><text:span text:style-name="T15_368"><text:s/></text:span><text:span text:style-name="T15_369">the</text:span><text:span text:style-name="T15_370"><text:s/></text:span><text:span text:style-name="T15_371">Spectrum</text:span><text:span text:style-name="T15_372">”<text:s/></text:span><text:span text:style-name="T15_373">istnieją</text:span><text:span text:style-name="T15_374"><text:s/></text:span><text:span text:style-name="T15_375">dwie</text:span><text:span text:style-name="T15_376"><text:s/></text:span><text:span text:style-name="T15_377">Equestrie</text:span><text:span text:style-name="T15_378"><text:s/>–<text:s/></text:span><text:span text:style-name="T15_379">jedna</text:span><text:span text:style-name="T15_380"><text:s/></text:span><text:span text:style-name="T15_381">dobra</text:span><text:span text:style-name="T15_382">,<text:s/></text:span><text:span text:style-name="T15_383">znana</text:span><text:span text:style-name="T15_384"><text:s/></text:span><text:span text:style-name="T15_385">z</text:span><text:span text:style-name="T15_386"><text:s/></text:span><text:span text:style-name="T15_387">serialu</text:span><text:span text:style-name="T15_388">,<text:s/></text:span><text:span text:style-name="T15_389">i</text:span><text:span text:style-name="T15_390"><text:s/></text:span><text:span text:style-name="T15_391">druga</text:span><text:span text:style-name="T15_392"><text:s/></text:span><text:span text:style-name="T15_393">zła</text:span><text:span text:style-name="T15_394">,<text:s/></text:span><text:span text:style-name="T15_395">w</text:span><text:span text:style-name="T15_396"><text:s/></text:span><text:span text:style-name="T15_397">której</text:span><text:span text:style-name="T15_398"><text:s/></text:span><text:span text:style-name="T15_399">władzę</text:span><text:span text:style-name="T15_400"><text:s/></text:span><text:span text:style-name="T15_401">sprawuje</text:span><text:span text:style-name="T15_402"><text:s/></text:span><text:span text:style-name="T15_403">alternatywna</text:span><text:span text:style-name="T15_404"><text:s/></text:span><text:span text:style-name="T15_405">Celestia</text:span><text:span text:style-name="T15_406">.</text:span></text:p>
      <text:p text:style-name="P16"/>
      <text:p text:style-name="P17"><text:span text:style-name="T17_1">Drugim</text:span><text:span text:style-name="T17_2"><text:s/></text:span><text:span text:style-name="T17_3">grzechem</text:span><text:span text:style-name="T17_4"><text:s/>–<text:s/></text:span><text:span text:style-name="T17_5">często</text:span><text:span text:style-name="T17_6"><text:s/></text:span><text:span text:style-name="T17_7">łączącym</text:span><text:span text:style-name="T17_8"><text:s/></text:span><text:span text:style-name="T17_9">się</text:span><text:span text:style-name="T17_10"><text:s/></text:span><text:span text:style-name="T17_11">z</text:span><text:span text:style-name="T17_12"><text:s/></text:span><text:span text:style-name="T17_13">opisaną</text:span><text:span text:style-name="T17_14"><text:s/></text:span><text:span text:style-name="T17_15">wyżej</text:span><text:span text:style-name="T17_16"><text:s/></text:span><text:span text:style-name="T17_17">demonizacją</text:span><text:span text:style-name="T17_18"><text:s/>–<text:s/></text:span><text:span text:style-name="T17_19">jest</text:span><text:span text:style-name="T17_20"><text:s/></text:span><text:span text:style-name="T17_21">idealizacja</text:span><text:span text:style-name="T17_22"><text:s/></text:span><text:span text:style-name="T17_23">jednej</text:span><text:span text:style-name="T17_24"><text:s/></text:span><text:span text:style-name="T17_25">z</text:span><text:span text:style-name="T17_26"><text:s/></text:span><text:span text:style-name="T17_27">dwóch</text:span><text:span text:style-name="T17_28"><text:s/></text:span><text:span text:style-name="T17_29">stron</text:span><text:span text:style-name="T17_30">,<text:s/></text:span><text:span text:style-name="T17_31">z</text:span><text:span text:style-name="T17_32"><text:s/></text:span><text:span text:style-name="T17_33">reguły</text:span><text:span text:style-name="T17_34"><text:s/></text:span><text:span text:style-name="T17_35">po</text:span><text:span text:style-name="T17_36"><text:s/></text:span><text:span text:style-name="T17_37">to</text:span><text:span text:style-name="T17_38"><text:s/></text:span><text:span text:style-name="T17_39">by</text:span><text:span text:style-name="T17_40"><text:s/></text:span><text:span text:style-name="T17_41">zamanifestować</text:span><text:span text:style-name="T17_42"><text:s/></text:span><text:span text:style-name="T17_43">jej</text:span><text:span text:style-name="T17_44"><text:s/></text:span><text:span text:style-name="T17_45">pełne</text:span><text:span text:style-name="T17_46"><text:s/></text:span><text:span text:style-name="T17_47">prawo</text:span><text:span text:style-name="T17_48"><text:s/></text:span><text:span text:style-name="T17_49">do</text:span><text:span text:style-name="T17_50"><text:s/></text:span><text:span text:style-name="T17_51">zdominowania</text:span><text:span text:style-name="T17_52"><text:s/></text:span><text:span text:style-name="T17_53">drugiej</text:span><text:span text:style-name="T17_54">.<text:s/></text:span><text:span text:style-name="T17_55">Equestrianie</text:span><text:span text:style-name="T17_56"><text:s/></text:span><text:span text:style-name="T17_57">w</text:span><text:span text:style-name="T17_58"><text:s/></text:span><text:span text:style-name="T17_59">takim</text:span><text:span text:style-name="T17_60"><text:s/></text:span><text:span text:style-name="T17_61">wypadku</text:span><text:span text:style-name="T17_62"><text:s/></text:span><text:span text:style-name="T17_63">są</text:span><text:span text:style-name="T17_64"><text:s/></text:span><text:span text:style-name="T17_65">chodzącymi</text:span><text:span text:style-name="T17_66"><text:s/></text:span><text:span text:style-name="T17_67">ideałami</text:span><text:span text:style-name="T17_68">,<text:s/></text:span><text:span text:style-name="T17_69">które</text:span><text:span text:style-name="T17_70"><text:s/></text:span><text:span text:style-name="T17_71">nie</text:span><text:span text:style-name="T17_72"><text:s/></text:span><text:span text:style-name="T17_73">są</text:span><text:span text:style-name="T17_74"><text:s/></text:span><text:span text:style-name="T17_75">w</text:span><text:span text:style-name="T17_76"><text:s/></text:span><text:span text:style-name="T17_77">stanie</text:span><text:span text:style-name="T17_78"><text:s/></text:span><text:span text:style-name="T17_79">skrzywdzić</text:span><text:span text:style-name="T17_80"><text:s/></text:span><text:span text:style-name="T17_81">muchy</text:span><text:span text:style-name="T17_82">,<text:s/></text:span><text:span text:style-name="T17_83">żyją</text:span><text:span text:style-name="T17_84"><text:s/></text:span><text:span text:style-name="T17_85">w</text:span><text:span text:style-name="T17_86"><text:s/></text:span><text:span text:style-name="T17_87">pełnej</text:span><text:span text:style-name="T17_88"><text:s/></text:span><text:span text:style-name="T17_89">harmonii</text:span><text:span text:style-name="T17_90"><text:s/></text:span><text:span text:style-name="T17_91">ze</text:span><text:span text:style-name="T17_92"><text:s/></text:span><text:span text:style-name="T17_93">sobą</text:span><text:span text:style-name="T17_94"><text:s/></text:span><text:span text:style-name="T17_95">i</text:span><text:span text:style-name="T17_96"><text:s/></text:span><text:span text:style-name="T17_97">z</text:span><text:span text:style-name="T17_98"><text:s/></text:span><text:span text:style-name="T17_99">naturą</text:span><text:span text:style-name="T17_100">,<text:s/></text:span><text:span text:style-name="T17_101">są</text:span><text:span text:style-name="T17_102"><text:s/></text:span><text:span text:style-name="T17_103">cały</text:span><text:span text:style-name="T17_104"><text:s/></text:span><text:span text:style-name="T17_105">czas</text:span><text:span text:style-name="T17_106"><text:s/></text:span><text:span text:style-name="T17_107">szczęśliwe</text:span><text:span text:style-name="T17_108"><text:s/></text:span><text:span text:style-name="T17_109">i</text:span><text:span text:style-name="T17_110"><text:s/></text:span><text:span text:style-name="T17_111">kochające</text:span><text:span text:style-name="T17_112">,<text:s/></text:span><text:span text:style-name="T17_113">a</text:span><text:span text:style-name="T17_114"><text:s/></text:span><text:span text:style-name="T17_115">ich</text:span><text:span text:style-name="T17_116"><text:s/></text:span><text:span text:style-name="T17_117">rodzima</text:span><text:span text:style-name="T17_118"><text:s/></text:span><text:span text:style-name="T17_119">kraina</text:span><text:span text:style-name="T17_120"><text:s/></text:span><text:span text:style-name="T17_121">jest</text:span><text:span text:style-name="T17_122"><text:s/></text:span><text:span text:style-name="T17_123">stworzona</text:span><text:span text:style-name="T17_124"><text:s/></text:span><text:span text:style-name="T17_125">specjalnie</text:span><text:span text:style-name="T17_126"><text:s/></text:span><text:span text:style-name="T17_127">tak</text:span><text:span text:style-name="T17_128">,<text:s/></text:span><text:span text:style-name="T17_129">by</text:span><text:span text:style-name="T17_130"><text:s/></text:span><text:span text:style-name="T17_131">wszyscy</text:span><text:span text:style-name="T17_132"><text:s/></text:span><text:span text:style-name="T17_133">mieszkańcy</text:span><text:span text:style-name="T17_134"><text:s/></text:span><text:span text:style-name="T17_135">żyli</text:span><text:span text:style-name="T17_136"><text:s/></text:span><text:span text:style-name="T17_137">jak</text:span><text:span text:style-name="T17_138"><text:s/></text:span><text:span text:style-name="T17_139">pączki</text:span><text:span text:style-name="T17_140"><text:s/></text:span><text:span text:style-name="T17_141">w</text:span><text:span text:style-name="T17_142"><text:s/></text:span><text:span text:style-name="T17_143">maśle</text:span><text:span text:style-name="T17_144">.<text:s/></text:span><text:span text:style-name="T17_145">Żeby</text:span><text:span text:style-name="T17_146"><text:s/></text:span><text:span text:style-name="T17_147">nic</text:span><text:span text:style-name="T17_148"><text:s/></text:span><text:span text:style-name="T17_149">nie</text:span><text:span text:style-name="T17_150"><text:s/></text:span><text:span text:style-name="T17_151">zaburzało</text:span><text:span text:style-name="T17_152"><text:s/></text:span><text:span text:style-name="T17_153">przy</text:span><text:span text:style-name="T17_154"><text:s/></text:span><text:span text:style-name="T17_155">tym</text:span><text:span text:style-name="T17_156"><text:s/></text:span><text:span text:style-name="T17_157">tego</text:span><text:span text:style-name="T17_158"><text:s/></text:span><text:span text:style-name="T17_159">sielskiego</text:span><text:span text:style-name="T17_160"><text:s/></text:span><text:span text:style-name="T17_161">obrazu</text:span><text:span text:style-name="T17_162">,<text:s/></text:span><text:span text:style-name="T17_163">przemilcza</text:span><text:span text:style-name="T17_164"><text:s/></text:span><text:span text:style-name="T17_165">się</text:span><text:span text:style-name="T17_166"><text:s/></text:span><text:span text:style-name="T17_167">z</text:span><text:span text:style-name="T17_168"><text:s/></text:span><text:span text:style-name="T17_169">reguły</text:span><text:span text:style-name="T17_170"><text:s/></text:span><text:span text:style-name="T17_171">kwestie</text:span><text:span text:style-name="T17_172"><text:s/></text:span><text:span text:style-name="T17_173">takie</text:span><text:span text:style-name="T17_174"><text:s/></text:span><text:span text:style-name="T17_175">jak</text:span><text:span text:style-name="T17_176"><text:s/></text:span><text:span text:style-name="T17_177">np</text:span><text:span text:style-name="T17_178">.<text:s/></text:span><text:span text:style-name="T17_179">serialowe</text:span><text:span text:style-name="T17_180"><text:s/></text:span><text:span text:style-name="T17_181">złe</text:span><text:span text:style-name="T17_182"><text:s/></text:span><text:span text:style-name="T17_183">kuce</text:span><text:span text:style-name="T17_184"><text:s/>(</text:span><text:span text:style-name="T17_185">zaczynając</text:span><text:span text:style-name="T17_186"><text:s/></text:span><text:span text:style-name="T17_187">od</text:span><text:span text:style-name="T17_188"><text:s/></text:span><text:span text:style-name="T17_189">Trixie</text:span><text:span text:style-name="T17_190"><text:s/></text:span><text:span text:style-name="T17_191">czy</text:span><text:span text:style-name="T17_192"><text:s/></text:span><text:span text:style-name="T17_193">Flima</text:span><text:span text:style-name="T17_194"><text:s/></text:span><text:span text:style-name="T17_195">i</text:span><text:span text:style-name="T17_196"><text:s/></text:span><text:span text:style-name="T17_197">Flama</text:span><text:span text:style-name="T17_198">,<text:s/></text:span><text:span text:style-name="T17_199">a</text:span><text:span text:style-name="T17_200"><text:s/></text:span><text:span text:style-name="T17_201">kończąc</text:span><text:span text:style-name="T17_202"><text:s/></text:span><text:span text:style-name="T17_203">na</text:span><text:span text:style-name="T17_204"><text:s/></text:span><text:span text:style-name="T17_205">Sombrze</text:span><text:span text:style-name="T17_206">)<text:s/></text:span><text:span text:style-name="T17_207">czy</text:span><text:span text:style-name="T17_208"><text:s/></text:span><text:span text:style-name="T17_209">istnienie</text:span><text:span text:style-name="T17_210"><text:s/></text:span><text:span text:style-name="T17_211">potworów</text:span><text:span text:style-name="T17_212">.<text:s/></text:span><text:span text:style-name="T17_213">Z</text:span><text:span text:style-name="T17_214"><text:s/></text:span><text:span text:style-name="T17_215">kolei</text:span><text:span text:style-name="T17_216"><text:s/></text:span><text:span text:style-name="T17_217">przy</text:span><text:span text:style-name="T17_218"><text:s/></text:span><text:span text:style-name="T17_219">idealizowaniu</text:span><text:span text:style-name="T17_220"><text:s/></text:span><text:span text:style-name="T17_221">ludzi</text:span><text:span text:style-name="T17_222"><text:s/></text:span><text:span text:style-name="T17_223">niemalże</text:span><text:span text:style-name="T17_224"><text:s/></text:span><text:span text:style-name="T17_225">zawsze</text:span><text:span text:style-name="T17_226"><text:s/></text:span><text:span text:style-name="T17_227">pojawi</text:span><text:span text:style-name="T17_228"><text:s/></text:span><text:span text:style-name="T17_229">się</text:span><text:span text:style-name="T17_230"><text:s/></text:span><text:span text:style-name="T17_231">nawiązanie</text:span><text:span text:style-name="T17_232"><text:s/></text:span><text:span text:style-name="T17_233">do</text:span><text:span text:style-name="T17_234"><text:s/></text:span><text:span text:style-name="T17_235">obrony</text:span><text:span text:style-name="T17_236"><text:s/></text:span><text:span text:style-name="T17_237">Termopil</text:span><text:span text:style-name="T17_238"><text:s/></text:span><text:span text:style-name="T17_239">bądź</text:span><text:span text:style-name="T17_240"><text:s/></text:span><text:span text:style-name="T17_241">Alamo</text:span><text:span text:style-name="T17_242">,<text:s/></text:span><text:span text:style-name="T17_243">stwierdzenie</text:span><text:span text:style-name="T17_244"><text:s/></text:span><text:span text:style-name="T17_245">o</text:span><text:span text:style-name="T17_246"><text:s/></text:span><text:span text:style-name="T17_247">walce</text:span><text:span text:style-name="T17_248"><text:s/></text:span><text:span text:style-name="T17_249">do</text:span><text:span text:style-name="T17_250"><text:s/></text:span><text:span text:style-name="T17_251">samego</text:span><text:span text:style-name="T17_252"><text:s/></text:span><text:span text:style-name="T17_253">końca</text:span><text:span text:style-name="T17_254">,<text:s/></text:span><text:span text:style-name="T17_255">czasami</text:span><text:span text:style-name="T17_256"><text:s/></text:span><text:span text:style-name="T17_257">jeszcze</text:span><text:span text:style-name="T17_258"><text:s/></text:span><text:span text:style-name="T17_259">nadnaturalne</text:span><text:span text:style-name="T17_260"><text:s/></text:span><text:span text:style-name="T17_261">zdolności</text:span><text:span text:style-name="T17_262">.<text:s/></text:span><text:span text:style-name="T17_263">Demonizacja</text:span><text:span text:style-name="T17_264"><text:s/></text:span><text:span text:style-name="T17_265">jednej</text:span><text:span text:style-name="T17_266"><text:s/></text:span><text:span text:style-name="T17_267">ze</text:span><text:span text:style-name="T17_268"><text:s/></text:span><text:span text:style-name="T17_269">stron</text:span><text:span text:style-name="T17_270"><text:s/></text:span><text:span text:style-name="T17_271">nie</text:span><text:span text:style-name="T17_272"><text:s/></text:span><text:span text:style-name="T17_273">musi</text:span><text:span text:style-name="T17_274"><text:s/></text:span><text:span text:style-name="T17_275">się</text:span><text:span text:style-name="T17_276"><text:s/></text:span><text:span text:style-name="T17_277">równać</text:span><text:span text:style-name="T17_278"><text:s/></text:span><text:span text:style-name="T17_279">idealizowaniu</text:span><text:span text:style-name="T17_280"><text:s/></text:span><text:span text:style-name="T17_281">drugiej</text:span><text:span text:style-name="T17_282">,<text:s/></text:span><text:span text:style-name="T17_283">ale</text:span><text:span text:style-name="T17_284"><text:s/></text:span><text:span text:style-name="T17_285">taki</text:span><text:span text:style-name="T17_286"><text:s/></text:span><text:span text:style-name="T17_287">pakiet</text:span><text:span text:style-name="T17_288"><text:s/></text:span><text:span text:style-name="T17_289">występuje</text:span><text:span text:style-name="T17_290"><text:s/></text:span><text:span text:style-name="T17_291">zadziwiająco</text:span><text:span text:style-name="T17_292"><text:s/></text:span><text:span text:style-name="T17_293">często</text:span><text:span text:style-name="T17_294">.</text:span></text:p>
      <text:p text:style-name="P18"/>
      <text:p text:style-name="P19"><text:span text:style-name="T19_1">Naprawdę</text:span><text:span text:style-name="T19_2">,<text:s/></text:span><text:span text:style-name="T19_3">wiele</text:span><text:span text:style-name="T19_4"><text:s/></text:span><text:span text:style-name="T19_5">można</text:span><text:span text:style-name="T19_6"><text:s/></text:span><text:span text:style-name="T19_7">zrozumieć</text:span><text:span text:style-name="T19_8"><text:s/>–<text:s/></text:span><text:span text:style-name="T19_9">mizantropię</text:span><text:span text:style-name="T19_10">,<text:s/></text:span><text:span text:style-name="T19_11">wkurzenie</text:span><text:span text:style-name="T19_12"><text:s/></text:span><text:span text:style-name="T19_13">na</text:span><text:span text:style-name="T19_14"><text:s/></text:span><text:span text:style-name="T19_15">kuce</text:span><text:span text:style-name="T19_16">,<text:s/></text:span><text:span text:style-name="T19_17">idealizację</text:span><text:span text:style-name="T19_18"><text:s/></text:span><text:span text:style-name="T19_19">pewnych</text:span><text:span text:style-name="T19_20"><text:s/></text:span><text:span text:style-name="T19_21">postaw</text:span><text:span text:style-name="T19_22"><text:s/>–<text:s text:c="2"/></text:span><text:span text:style-name="T19_23">ale</text:span><text:span text:style-name="T19_24"><text:s/></text:span><text:span text:style-name="T19_25">pragnę</text:span><text:span text:style-name="T19_26"><text:s/></text:span><text:span text:style-name="T19_27">zauważyć</text:span><text:span text:style-name="T19_28">,<text:s/></text:span><text:span text:style-name="T19_29">że</text:span><text:span text:style-name="T19_30"><text:s/></text:span><text:span text:style-name="T19_31">powieść</text:span><text:span text:style-name="T19_32"><text:s/></text:span><text:span text:style-name="T19_33">tendencyjna</text:span><text:span text:style-name="T19_34"><text:s/></text:span><text:span text:style-name="T19_35">wypadła</text:span><text:span text:style-name="T19_36"><text:s/></text:span><text:span text:style-name="T19_37">z</text:span><text:span text:style-name="T19_38"><text:s/></text:span><text:span text:style-name="T19_39">mody</text:span><text:span text:style-name="T19_40"><text:s/></text:span><text:span text:style-name="T19_41">w</text:span><text:span text:style-name="T19_42"><text:s/></text:span><text:span text:style-name="T19_43">latach</text:span><text:span text:style-name="T19_44"><text:s/>70-</text:span><text:span text:style-name="T19_45">tych</text:span><text:span text:style-name="T19_46"><text:s/></text:span><text:span text:style-name="T19_47">XIX</text:span><text:span text:style-name="T19_48"><text:s/></text:span><text:span text:style-name="T19_49">wieku</text:span><text:span text:style-name="T19_50"><text:s/></text:span><text:span text:style-name="T19_51">i</text:span><text:span text:style-name="T19_52"><text:s/></text:span><text:span text:style-name="T19_53">jedyne</text:span><text:span text:style-name="T19_54">,<text:s/></text:span><text:span text:style-name="T19_55">co</text:span><text:span text:style-name="T19_56"><text:s/></text:span><text:span text:style-name="T19_57">można</text:span><text:span text:style-name="T19_58"><text:s/></text:span><text:span text:style-name="T19_59">osiągnąć</text:span><text:span text:style-name="T19_60"><text:s/></text:span><text:span text:style-name="T19_61">poprzez</text:span><text:span text:style-name="T19_62"><text:s/></text:span><text:span text:style-name="T19_63">powyższe</text:span><text:span text:style-name="T19_64"><text:s/></text:span><text:span text:style-name="T19_65">grzechy</text:span><text:span text:style-name="T19_66">,<text:s/></text:span><text:span text:style-name="T19_67">to</text:span><text:span text:style-name="T19_68"><text:s/></text:span><text:span text:style-name="T19_69">albo</text:span><text:span text:style-name="T19_70">:</text:span></text:p>
      <text:p text:style-name="P20"><text:span text:style-name="T20_1">a</text:span><text:span text:style-name="T20_2">)<text:s/></text:span><text:span text:style-name="T20_3">wkurzenie</text:span><text:span text:style-name="T20_4"><text:s/></text:span><text:span text:style-name="T20_5">czytelników</text:span><text:span text:style-name="T20_6"><text:s/></text:span><text:span text:style-name="T20_7">poprzez</text:span><text:span text:style-name="T20_8"><text:s/></text:span><text:span text:style-name="T20_9">demonizację</text:span><text:span text:style-name="T20_10"><text:s/></text:span><text:span text:style-name="T20_11">ludzkości</text:span><text:span text:style-name="T20_12"><text:s/>–<text:s/></text:span><text:span text:style-name="T20_13">w</text:span><text:span text:style-name="T20_14"><text:s/></text:span><text:span text:style-name="T20_15">końcu</text:span><text:span text:style-name="T20_16"><text:s/></text:span><text:span text:style-name="T20_17">wszyscy</text:span><text:span text:style-name="T20_18"><text:s/></text:span><text:span text:style-name="T20_19">jesteśmy</text:span><text:span text:style-name="T20_20"><text:s/></text:span><text:span text:style-name="T20_21">ludźmi</text:span><text:span text:style-name="T20_22">!</text:span></text:p>
      <text:p text:style-name="P21"><text:span text:style-name="T21_1">b</text:span><text:span text:style-name="T21_2">)<text:s/></text:span><text:span text:style-name="T21_3">wkurzenie</text:span><text:span text:style-name="T21_4"><text:s/></text:span><text:span text:style-name="T21_5">czytelników</text:span><text:span text:style-name="T21_6"><text:s/></text:span><text:span text:style-name="T21_7">poprzez</text:span><text:span text:style-name="T21_8"><text:s/></text:span><text:span text:style-name="T21_9">demonizację</text:span><text:span text:style-name="T21_10"><text:s/></text:span><text:span text:style-name="T21_11">kuców</text:span><text:span text:style-name="T21_12"><text:s/>–<text:s/></text:span><text:span text:style-name="T21_13">w</text:span><text:span text:style-name="T21_14"><text:s/></text:span><text:span text:style-name="T21_15">końcu</text:span><text:span text:style-name="T21_16"><text:s/></text:span><text:span text:style-name="T21_17">wszyscy</text:span><text:span text:style-name="T21_18"><text:s/></text:span><text:span text:style-name="T21_19">lubimy</text:span><text:span text:style-name="T21_20"><text:s/></text:span><text:span text:style-name="T21_21">MLP</text:span><text:span text:style-name="T21_22">!</text:span></text:p>
      <text:p text:style-name="P22"/>
      <text:p text:style-name="P23"><text:span text:style-name="T23_1">Czasami</text:span><text:span text:style-name="T23_2"><text:s/></text:span><text:span text:style-name="T23_3">jednak</text:span><text:span text:style-name="T23_4"><text:s/></text:span><text:span text:style-name="T23_5">niektórzy</text:span><text:span text:style-name="T23_6"><text:s/></text:span><text:span text:style-name="T23_7">autorzy</text:span><text:span text:style-name="T23_8"><text:s/></text:span><text:span text:style-name="T23_9">celowo</text:span><text:span text:style-name="T23_10"><text:s/></text:span><text:span text:style-name="T23_11">do</text:span><text:span text:style-name="T23_12"><text:s/></text:span><text:span text:style-name="T23_13">tego</text:span><text:span text:style-name="T23_14"><text:s/></text:span><text:span text:style-name="T23_15">dążą</text:span><text:span text:style-name="T23_16">.<text:s/></text:span><text:span text:style-name="T23_17">Nietrudno</text:span><text:span text:style-name="T23_18"><text:s/></text:span><text:span text:style-name="T23_19">w</text:span><text:span text:style-name="T23_20"><text:s/></text:span><text:span text:style-name="T23_21">ten</text:span><text:span text:style-name="T23_22"><text:s/></text:span><text:span text:style-name="T23_23">sposób</text:span><text:span text:style-name="T23_24"><text:s/></text:span><text:span text:style-name="T23_25">osiągnąć</text:span><text:span text:style-name="T23_26"><text:s/></text:span><text:span text:style-name="T23_27">kłótnię</text:span><text:span text:style-name="T23_28">,<text:s/></text:span><text:span text:style-name="T23_29">przyjmującą</text:span><text:span text:style-name="T23_30"><text:s/></text:span><text:span text:style-name="T23_31">czasami</text:span><text:span text:style-name="T23_32"><text:s/></text:span><text:span text:style-name="T23_33">katastrofalne</text:span><text:span text:style-name="T23_34"><text:s/></text:span><text:span text:style-name="T23_35">rozmiary</text:span><text:span text:style-name="T23_36">.<text:s/></text:span><text:span text:style-name="T23_37">Najlepszym</text:span><text:span text:style-name="T23_38"><text:s/></text:span><text:span text:style-name="T23_39">przykładem</text:span><text:span text:style-name="T23_40"><text:s/></text:span><text:span text:style-name="T23_41">jest</text:span><text:span text:style-name="T23_42"><text:s/></text:span><text:span text:style-name="T23_43">oryginalna</text:span><text:span text:style-name="T23_44"><text:s/></text:span><text:span text:style-name="T23_45">grupa</text:span><text:span text:style-name="T23_46"><text:s/></text:span><text:span text:style-name="T23_47">TCB</text:span><text:span text:style-name="T23_48"><text:s/></text:span><text:span text:style-name="T23_49">z</text:span><text:span text:style-name="T23_50"><text:s/></text:span><text:span text:style-name="T23_51">fimfiction</text:span><text:span text:style-name="T23_52"><text:s/>–<text:s/></text:span><text:span text:style-name="T23_53">która</text:span><text:span text:style-name="T23_54">,<text:s/></text:span><text:span text:style-name="T23_55">w</text:span><text:span text:style-name="T23_56"><text:s/></text:span><text:span text:style-name="T23_57">związku</text:span><text:span text:style-name="T23_58"><text:s/></text:span><text:span text:style-name="T23_59">z</text:span><text:span text:style-name="T23_60"><text:s/></text:span><text:span text:style-name="T23_61">powstawaniem</text:span><text:span text:style-name="T23_62"><text:s/></text:span><text:span text:style-name="T23_63">fików</text:span><text:span text:style-name="T23_64"><text:s/></text:span><text:span text:style-name="T23_65">demonizujących</text:span><text:span text:style-name="T23_66"><text:s/></text:span><text:span text:style-name="T23_67">kuce</text:span><text:span text:style-name="T23_68">,<text:s/></text:span><text:span text:style-name="T23_69">wypączkowała</text:span><text:span text:style-name="T23_70"><text:s/></text:span><text:span text:style-name="T23_71">osobną</text:span><text:span text:style-name="T23_72">,<text:s/></text:span><text:span text:style-name="T23_73">specjalnie</text:span><text:span text:style-name="T23_74"><text:s/></text:span><text:span text:style-name="T23_75">dla</text:span><text:span text:style-name="T23_76"><text:s/></text:span><text:span text:style-name="T23_77">fanów</text:span><text:span text:style-name="T23_78"><text:s/></text:span><text:span text:style-name="T23_79">tego</text:span><text:span text:style-name="T23_80"><text:s/></text:span><text:span text:style-name="T23_81">typu</text:span><text:span text:style-name="T23_82"><text:s/></text:span><text:span text:style-name="T23_83">opowiadań</text:span><text:span text:style-name="T23_84">,<text:s/></text:span><text:span text:style-name="T23_85">a</text:span><text:span text:style-name="T23_86"><text:s/></text:span><text:span text:style-name="T23_87">następnie</text:span><text:span text:style-name="T23_88"><text:s/></text:span><text:span text:style-name="T23_89">sama</text:span><text:span text:style-name="T23_90"><text:s/></text:span><text:span text:style-name="T23_91">się</text:span><text:span text:style-name="T23_92"><text:s/></text:span><text:span text:style-name="T23_93">podzieliła</text:span><text:span text:style-name="T23_94"><text:s/></text:span><text:span text:style-name="T23_95">na</text:span><text:span text:style-name="T23_96"><text:s/></text:span><text:span text:style-name="T23_97">dwie</text:span><text:span text:style-name="T23_98"><text:s/></text:span><text:span text:style-name="T23_99">mniejsze</text:span><text:span text:style-name="T23_100"><text:s/>–<text:s/></text:span><text:span text:style-name="T23_101">skupione</text:span><text:span text:style-name="T23_102"><text:s/></text:span><text:span text:style-name="T23_103">wokół</text:span><text:span text:style-name="T23_104"><text:s/></text:span><text:span text:style-name="T23_105">różnych</text:span><text:span text:style-name="T23_106"><text:s/></text:span><text:span text:style-name="T23_107">autorów</text:span><text:span text:style-name="T23_108">.<text:s/></text:span><text:span text:style-name="T23_109">Nie</text:span><text:span text:style-name="T23_110"><text:s/></text:span><text:span text:style-name="T23_111">pomógł</text:span><text:span text:style-name="T23_112"><text:s/></text:span><text:span text:style-name="T23_113">w</text:span><text:span text:style-name="T23_114"><text:s/></text:span><text:span text:style-name="T23_115">tym</text:span><text:span text:style-name="T23_116"><text:s/></text:span><text:span text:style-name="T23_117">fakt</text:span><text:span text:style-name="T23_118">,<text:s/></text:span><text:span text:style-name="T23_119">że</text:span><text:span text:style-name="T23_120"><text:s/></text:span><text:span text:style-name="T23_121">w</text:span><text:span text:style-name="T23_122"><text:s/></text:span><text:span text:style-name="T23_123">odpowiedzi</text:span><text:span text:style-name="T23_124"><text:s/></text:span><text:span text:style-name="T23_125">na</text:span><text:span text:style-name="T23_126"><text:s/></text:span><text:span text:style-name="T23_127">jedno</text:span><text:span text:style-name="T23_128"><text:s/></text:span><text:span text:style-name="T23_129">z</text:span><text:span text:style-name="T23_130"><text:s/></text:span><text:span text:style-name="T23_131">opowiadań</text:span><text:span text:style-name="T23_132">,<text:s/></text:span><text:span text:style-name="T23_133">opowiadające</text:span><text:span text:style-name="T23_134"><text:s/></text:span><text:span text:style-name="T23_135">o</text:span><text:span text:style-name="T23_136"><text:s/></text:span><text:span text:style-name="T23_137">próbie</text:span><text:span text:style-name="T23_138"><text:s/></text:span><text:span text:style-name="T23_139">wysadzenia</text:span><text:span text:style-name="T23_140"><text:s/></text:span><text:span text:style-name="T23_141">Xenolestii</text:span><text:span text:style-name="T23_142"><text:s/></text:span><text:span text:style-name="T23_143">w</text:span><text:span text:style-name="T23_144"><text:s/></text:span><text:span text:style-name="T23_145">powietrze</text:span><text:span text:style-name="T23_146">,<text:s/></text:span><text:span text:style-name="T23_147">napisano</text:span><text:span text:style-name="T23_148"><text:s/></text:span><text:span text:style-name="T23_149">alternatywne</text:span><text:span text:style-name="T23_150"><text:s/></text:span><text:span text:style-name="T23_151">zakończenie</text:span><text:span text:style-name="T23_152">,<text:s/></text:span><text:span text:style-name="T23_153">które</text:span><text:span text:style-name="T23_154"><text:s/></text:span><text:span text:style-name="T23_155">skupiało</text:span><text:span text:style-name="T23_156"><text:s/></text:span><text:span text:style-name="T23_157">się</text:span><text:span text:style-name="T23_158"><text:s/></text:span><text:span text:style-name="T23_159">na</text:span><text:span text:style-name="T23_160"><text:s/></text:span><text:span text:style-name="T23_161">opisie</text:span><text:span text:style-name="T23_162">,<text:s/></text:span><text:span text:style-name="T23_163">jak</text:span><text:span text:style-name="T23_164"><text:s/></text:span><text:span text:style-name="T23_165">dobra</text:span><text:span text:style-name="T23_166"><text:s/></text:span><text:span text:style-name="T23_167">i</text:span><text:span text:style-name="T23_168"><text:s/></text:span><text:span text:style-name="T23_169">kochana</text:span><text:span text:style-name="T23_170"><text:s/></text:span><text:span text:style-name="T23_171">Celestia</text:span><text:span text:style-name="T23_172"><text:s/></text:span><text:span text:style-name="T23_173">wybacza</text:span><text:span text:style-name="T23_174"><text:s/></text:span><text:span text:style-name="T23_175">głównemu</text:span><text:span text:style-name="T23_176"><text:s/></text:span><text:span text:style-name="T23_177">bohaterowi</text:span><text:span text:style-name="T23_178">,<text:s/></text:span><text:span text:style-name="T23_179">który</text:span><text:span text:style-name="T23_180"><text:s/></text:span><text:span text:style-name="T23_181">z</text:span><text:span text:style-name="T23_182"><text:s/></text:span><text:span text:style-name="T23_183">płaczem</text:span><text:span text:style-name="T23_184"><text:s/></text:span><text:span text:style-name="T23_185">pojmuje</text:span><text:span text:style-name="T23_186"><text:s/></text:span><text:span text:style-name="T23_187">bezmiar</text:span><text:span text:style-name="T23_188"><text:s/></text:span><text:span text:style-name="T23_189">ludzkich</text:span><text:span text:style-name="T23_190"><text:s/></text:span><text:span text:style-name="T23_191">zbrodni</text:span><text:span text:style-name="T23_192"><text:s/></text:span><text:span text:style-name="T23_193">i</text:span><text:span text:style-name="T23_194"><text:s/></text:span><text:span text:style-name="T23_195">przyjmuje</text:span><text:span text:style-name="T23_196"><text:s/></text:span><text:span text:style-name="T23_197">ponifikację</text:span><text:span text:style-name="T23_198">.</text:span></text:p>
      <text:p text:style-name="P24"><text:span text:style-name="T24_1">Określenie</text:span><text:span text:style-name="T24_2"><text:s/></text:span><text:span text:style-name="T24_3">tego</text:span><text:span text:style-name="T24_4">,<text:s/></text:span><text:span text:style-name="T24_5">co</text:span><text:span text:style-name="T24_6"><text:s/></text:span><text:span text:style-name="T24_7">nastąpiło</text:span><text:span text:style-name="T24_8"><text:s/></text:span><text:span text:style-name="T24_9">potem</text:span><text:span text:style-name="T24_10"><text:s/></text:span><text:span text:style-name="T24_11">mianem</text:span><text:span text:style-name="T24_12"><text:s/>“</text:span><text:span text:style-name="T24_13">shitstormu</text:span><text:span text:style-name="T24_14">”<text:s/></text:span><text:span text:style-name="T24_15">byłoby</text:span><text:span text:style-name="T24_16"><text:s/></text:span><text:span text:style-name="T24_17">porównywalne</text:span><text:span text:style-name="T24_18"><text:s/></text:span><text:span text:style-name="T24_19">ze</text:span><text:span text:style-name="T24_20"><text:s/></text:span><text:span text:style-name="T24_21">stwierdzeniem</text:span><text:span text:style-name="T24_22">,<text:s/></text:span><text:span text:style-name="T24_23">że</text:span><text:span text:style-name="T24_24"><text:s/></text:span><text:span text:style-name="T24_25">Himalaje</text:span><text:span text:style-name="T24_26"><text:s/></text:span><text:span text:style-name="T24_27">są</text:span><text:span text:style-name="T24_28"><text:s/></text:span><text:span text:style-name="T24_29">sporym</text:span><text:span text:style-name="T24_30"><text:s/></text:span><text:span text:style-name="T24_31">pagórkiem</text:span><text:span text:style-name="T24_32">.</text:span></text:p>
      <text:p text:style-name="P25"/>
      <text:p text:style-name="P26"><text:span text:style-name="T26_1">Podsumowując</text:span><text:span text:style-name="T26_2">,<text:s/></text:span><text:span text:style-name="T26_3">Biura</text:span><text:span text:style-name="T26_4"><text:s/></text:span><text:span text:style-name="T26_5">Adaptacyjne</text:span><text:span text:style-name="T26_6"><text:s/></text:span><text:span text:style-name="T26_7">są</text:span><text:span text:style-name="T26_8"><text:s/></text:span><text:span text:style-name="T26_9">rodzajem</text:span><text:span text:style-name="T26_10"><text:s/></text:span><text:span text:style-name="T26_11">fików</text:span><text:span text:style-name="T26_12"><text:s/></text:span><text:span text:style-name="T26_13">wymagającym</text:span><text:span text:style-name="T26_14"><text:s/></text:span><text:span text:style-name="T26_15">szczególnej</text:span><text:span text:style-name="T26_16"><text:s/></text:span><text:span text:style-name="T26_17">uwagi</text:span><text:span text:style-name="T26_18"><text:s/></text:span><text:span text:style-name="T26_19">i</text:span><text:span text:style-name="T26_20"><text:s/></text:span><text:span text:style-name="T26_21">delikatności</text:span><text:span text:style-name="T26_22"><text:s/></text:span><text:span text:style-name="T26_23">przy</text:span><text:span text:style-name="T26_24"><text:s/></text:span><text:span text:style-name="T26_25">pisaniu</text:span><text:span text:style-name="T26_26">.<text:s/></text:span><text:span text:style-name="T26_27">Łatwo</text:span><text:span text:style-name="T26_28"><text:s/></text:span><text:span text:style-name="T26_29">zmienić</text:span><text:span text:style-name="T26_30"><text:s/></text:span><text:span text:style-name="T26_31">je</text:span><text:span text:style-name="T26_32"><text:s/></text:span><text:span text:style-name="T26_33">w</text:span><text:span text:style-name="T26_34"><text:s/></text:span><text:span text:style-name="T26_35">manifest</text:span><text:span text:style-name="T26_36"><text:s/></text:span><text:span text:style-name="T26_37">własnych</text:span><text:span text:style-name="T26_38"><text:s/></text:span><text:span text:style-name="T26_39">poglądów</text:span><text:span text:style-name="T26_40">,<text:s/></text:span><text:span text:style-name="T26_41">tak</text:span><text:span text:style-name="T26_42"><text:s/></text:span><text:span text:style-name="T26_43">subtelny</text:span><text:span text:style-name="T26_44"><text:s/></text:span><text:span text:style-name="T26_45">jak</text:span><text:span text:style-name="T26_46"><text:s/></text:span><text:span text:style-name="T26_47">walnięcie</text:span><text:span text:style-name="T26_48"><text:s/></text:span><text:span text:style-name="T26_49">łopatą</text:span><text:span text:style-name="T26_50"><text:s/></text:span><text:span text:style-name="T26_51">w</text:span><text:span text:style-name="T26_52"><text:s/></text:span><text:span text:style-name="T26_53">twarz</text:span><text:span text:style-name="T26_54">,<text:s/></text:span><text:span text:style-name="T26_55">albo</text:span><text:span text:style-name="T26_56"><text:s/></text:span><text:span text:style-name="T26_57">prymitywną</text:span><text:span text:style-name="T26_58"><text:s/></text:span><text:span text:style-name="T26_59">strzelankę</text:span><text:span text:style-name="T26_60">.<text:s/></text:span><text:span text:style-name="T26_61">Zalecam</text:span><text:span text:style-name="T26_62"><text:s/></text:span><text:span text:style-name="T26_63">osobiście</text:span><text:span text:style-name="T26_64"><text:s/></text:span><text:span text:style-name="T26_65">przy</text:span><text:span text:style-name="T26_66"><text:s/></text:span><text:span text:style-name="T26_67">pisaniu</text:span><text:span text:style-name="T26_68"><text:s/></text:span><text:span text:style-name="T26_69">robienie</text:span><text:span text:style-name="T26_70"><text:s/></text:span><text:span text:style-name="T26_71">dwóch</text:span><text:span text:style-name="T26_72"><text:s/></text:span><text:span text:style-name="T26_73">testów</text:span><text:span text:style-name="T26_74"><text:s/>–<text:s/></text:span><text:span text:style-name="T26_75">po</text:span><text:span text:style-name="T26_76"><text:s/></text:span><text:span text:style-name="T26_77">pierwsze</text:span><text:span text:style-name="T26_78">,<text:s/></text:span><text:span text:style-name="T26_79">jeśli</text:span><text:span text:style-name="T26_80"><text:s/></text:span><text:span text:style-name="T26_81">dowolna</text:span><text:span text:style-name="T26_82"><text:s/></text:span><text:span text:style-name="T26_83">przemowa</text:span><text:span text:style-name="T26_84"><text:s/></text:span><text:span text:style-name="T26_85">wygląda</text:span><text:span text:style-name="T26_86"><text:s/></text:span><text:span text:style-name="T26_87">jak</text:span><text:span text:style-name="T26_88"><text:s/></text:span><text:span text:style-name="T26_89">wyjęta</text:span><text:span text:style-name="T26_90"><text:s/></text:span><text:span text:style-name="T26_91">z</text:span><text:span text:style-name="T26_92"><text:s/></text:span><text:span text:style-name="T26_93">ust</text:span><text:span text:style-name="T26_94"><text:s/></text:span><text:span text:style-name="T26_95">członków</text:span><text:span text:style-name="T26_96"><text:s/></text:span><text:span text:style-name="T26_97">NSDAP</text:span><text:span text:style-name="T26_98">,<text:s/></text:span><text:span text:style-name="T26_99">a</text:span><text:span text:style-name="T26_100"><text:s/></text:span><text:span text:style-name="T26_101">nie</text:span><text:span text:style-name="T26_102"><text:s/></text:span><text:span text:style-name="T26_103">jest</text:span><text:span text:style-name="T26_104"><text:s/></text:span><text:span text:style-name="T26_105">to</text:span><text:span text:style-name="T26_106"><text:s/></text:span><text:span text:style-name="T26_107">efekt</text:span><text:span text:style-name="T26_108"><text:s/></text:span><text:span text:style-name="T26_109">zamierzony</text:span><text:span text:style-name="T26_110">,<text:s/></text:span><text:span text:style-name="T26_111">to</text:span><text:span text:style-name="T26_112"><text:s/></text:span><text:span text:style-name="T26_113">prawdopodobnie</text:span><text:span text:style-name="T26_114"><text:s/></text:span><text:span text:style-name="T26_115">kogoś</text:span><text:span text:style-name="T26_116"><text:s/></text:span><text:span text:style-name="T26_117">to</text:span><text:span text:style-name="T26_118"><text:s/></text:span><text:span text:style-name="T26_119">zdenerwuje</text:span><text:span text:style-name="T26_120">;<text:s/></text:span><text:span text:style-name="T26_121">po</text:span><text:span text:style-name="T26_122"><text:s/></text:span><text:span text:style-name="T26_123">drugie</text:span><text:span text:style-name="T26_124">,<text:s/></text:span><text:span text:style-name="T26_125">jeśli</text:span><text:span text:style-name="T26_126"><text:s/></text:span><text:span text:style-name="T26_127">ma</text:span><text:span text:style-name="T26_128"><text:s/></text:span><text:span text:style-name="T26_129">się</text:span><text:span text:style-name="T26_130"><text:s/></text:span><text:span text:style-name="T26_131">problemy</text:span><text:span text:style-name="T26_132"><text:s/></text:span><text:span text:style-name="T26_133">z</text:span><text:span text:style-name="T26_134"><text:s/></text:span><text:span text:style-name="T26_135">wymyśleniem</text:span><text:span text:style-name="T26_136">,<text:s/></text:span><text:span text:style-name="T26_137">jak</text:span><text:span text:style-name="T26_138"><text:s/></text:span><text:span text:style-name="T26_139">ludzkość</text:span><text:span text:style-name="T26_140"><text:s/></text:span><text:span text:style-name="T26_141">powinna</text:span><text:span text:style-name="T26_142"><text:s/></text:span><text:span text:style-name="T26_143">realistycznie</text:span><text:span text:style-name="T26_144"><text:s/></text:span><text:span text:style-name="T26_145">zareagować</text:span><text:span text:style-name="T26_146"><text:s/></text:span><text:span text:style-name="T26_147">na</text:span><text:span text:style-name="T26_148"><text:s/></text:span><text:span text:style-name="T26_149">kucyki</text:span><text:span text:style-name="T26_150"><text:s/>–<text:s/></text:span><text:span text:style-name="T26_151">wyobraź</text:span><text:span text:style-name="T26_152"><text:s/></text:span><text:span text:style-name="T26_153">sobie</text:span><text:span text:style-name="T26_154">,<text:s/></text:span><text:span text:style-name="T26_155">że</text:span><text:span text:style-name="T26_156"><text:s/></text:span><text:span text:style-name="T26_157">zamiast</text:span><text:span text:style-name="T26_158"><text:s/></text:span><text:span text:style-name="T26_159">Equestrian</text:span><text:span text:style-name="T26_160"><text:s/></text:span><text:span text:style-name="T26_161">na</text:span><text:span text:style-name="T26_162"><text:s/></text:span><text:span text:style-name="T26_163">Ziemi</text:span><text:span text:style-name="T26_164"><text:s/></text:span><text:span text:style-name="T26_165">pojawiają</text:span><text:span text:style-name="T26_166"><text:s/></text:span><text:span text:style-name="T26_167">się</text:span><text:span text:style-name="T26_168"><text:s/></text:span><text:span text:style-name="T26_169">oślizgłe</text:span><text:span text:style-name="T26_170"><text:s/></text:span><text:span text:style-name="T26_171">stwory</text:span><text:span text:style-name="T26_172"><text:s/></text:span><text:span text:style-name="T26_173">z</text:span><text:span text:style-name="T26_174"><text:s/></text:span><text:span text:style-name="T26_175">Aldebaranu</text:span><text:span text:style-name="T26_176"><text:s/></text:span><text:span text:style-name="T26_177">V</text:span><text:span text:style-name="T26_178"><text:s/></text:span><text:span text:style-name="T26_179">i</text:span><text:span text:style-name="T26_180"><text:s/></text:span><text:span text:style-name="T26_181">oferują</text:span><text:span text:style-name="T26_182"><text:s/></text:span><text:span text:style-name="T26_183">ludziom</text:span><text:span text:style-name="T26_184"><text:s/></text:span><text:span text:style-name="T26_185">Aldebaranizację</text:span><text:span text:style-name="T26_186">,<text:s/></text:span><text:span text:style-name="T26_187">bo</text:span><text:span text:style-name="T26_188"><text:s/></text:span><text:span text:style-name="T26_189">jakaś</text:span><text:span text:style-name="T26_190"><text:s/></text:span><text:span text:style-name="T26_191">wielka</text:span><text:span text:style-name="T26_192"><text:s/></text:span><text:span text:style-name="T26_193">katastrofa</text:span><text:span text:style-name="T26_194"><text:s/></text:span><text:span text:style-name="T26_195">ma</text:span><text:span text:style-name="T26_196"><text:s/></text:span><text:span text:style-name="T26_197">zniszczyć</text:span><text:span text:style-name="T26_198"><text:s/></text:span><text:span text:style-name="T26_199">Ziemię</text:span><text:span text:style-name="T26_200">,<text:s/></text:span><text:span text:style-name="T26_201">ale</text:span><text:span text:style-name="T26_202"><text:s/></text:span><text:span text:style-name="T26_203">nie</text:span><text:span text:style-name="T26_204"><text:s/></text:span><text:span text:style-name="T26_205">są</text:span><text:span text:style-name="T26_206"><text:s/></text:span><text:span text:style-name="T26_207">w</text:span><text:span text:style-name="T26_208"><text:s/></text:span><text:span text:style-name="T26_209">stanie</text:span><text:span text:style-name="T26_210"><text:s/></text:span><text:span text:style-name="T26_211">nas</text:span><text:span text:style-name="T26_212"><text:s/></text:span><text:span text:style-name="T26_213">uratować</text:span><text:span text:style-name="T26_214"><text:s/></text:span><text:span text:style-name="T26_215">w</text:span><text:span text:style-name="T26_216"><text:s/></text:span><text:span text:style-name="T26_217">ludzkiej</text:span><text:span text:style-name="T26_218"><text:s/></text:span><text:span text:style-name="T26_219">formie</text:span><text:span text:style-name="T26_220">.<text:s/></text:span><text:span text:style-name="T26_221">Gdy</text:span><text:span text:style-name="T26_222"><text:s/></text:span><text:span text:style-name="T26_223">już</text:span><text:span text:style-name="T26_224"><text:s/></text:span><text:span text:style-name="T26_225">to</text:span><text:span text:style-name="T26_226"><text:s/></text:span><text:span text:style-name="T26_227">sobie</text:span><text:span text:style-name="T26_228"><text:s/></text:span><text:span text:style-name="T26_229">wyobrazisz</text:span><text:span text:style-name="T26_230">,<text:s/></text:span><text:span text:style-name="T26_231">to</text:span><text:span text:style-name="T26_232"><text:s/></text:span><text:span text:style-name="T26_233">wtedy</text:span><text:span text:style-name="T26_234"><text:s/>–<text:s/></text:span><text:span text:style-name="T26_235">ewentualnie</text:span><text:span text:style-name="T26_236"><text:s/>–<text:s/></text:span><text:span text:style-name="T26_237">można</text:span><text:span text:style-name="T26_238"><text:s/></text:span><text:span text:style-name="T26_239">dodać</text:span><text:span text:style-name="T26_240"><text:s/></text:span><text:span text:style-name="T26_241">sporo</text:span><text:span text:style-name="T26_242"><text:s/></text:span><text:span text:style-name="T26_243">cukru</text:span><text:span text:style-name="T26_244"><text:s/></text:span><text:span text:style-name="T26_245">i</text:span><text:span text:style-name="T26_246"><text:s/></text:span><text:span text:style-name="T26_247">Pinkie</text:span><text:span text:style-name="T26_248"><text:s/></text:span><text:span text:style-name="T26_249">Pie</text:span><text:span text:style-name="T26_250">.</text:span></text:p>
      <text:p text:style-name="P27"><text:span text:style-name="T27_1">I</text:span><text:span text:style-name="T27_2"><text:s/></text:span><text:span text:style-name="T27_3">może</text:span><text:span text:style-name="T27_4">…<text:s/></text:span><text:span text:style-name="T27_5">tylko</text:span><text:span text:style-name="T27_6"><text:s/></text:span><text:span text:style-name="T27_7">może</text:span><text:span text:style-name="T27_8">…<text:s/></text:span><text:span text:style-name="T27_9">uniknie</text:span><text:span text:style-name="T27_10"><text:s/></text:span><text:span text:style-name="T27_11">się</text:span><text:span text:style-name="T27_12"><text:s/></text:span><text:span text:style-name="T27_13">wtedy</text:span><text:span text:style-name="T27_14"><text:s/></text:span><text:span text:style-name="T27_15">awantury</text:span><text:span text:style-name="T27_16">.<text:s/></text:span></text:p>
      <text:p text:style-name="P28"/>
      <text:p text:style-name="P29"/>
      <text:p text:style-name="P30"><text:span text:style-name="T30_1">Galeria</text:span><text:span text:style-name="T30_2">:</text:span></text:p>
      <text:p text:style-name="P31"/>
      <text:p text:style-name="P32"><text:span text:style-name="T32_1">-</text:span><text:span text:style-name="T32_2"><text:a xlink:type="simple" xlink:href="https://derpiboo.ru/868757?scope=scpe54bffa68b0d4895395df9f2d0741b905a725ff95"><text:span text:style-name="T32_3">https</text:span></text:a></text:span><text:span text:style-name="T32_4"><text:a xlink:type="simple" xlink:href="https://derpiboo.ru/868757?scope=scpe54bffa68b0d4895395df9f2d0741b905a725ff95"><text:span text:style-name="T32_5">://</text:span></text:a></text:span><text:span text:style-name="T32_6"><text:a xlink:type="simple" xlink:href="https://derpiboo.ru/868757?scope=scpe54bffa68b0d4895395df9f2d0741b905a725ff95"><text:span text:style-name="T32_7">derpiboo</text:span></text:a></text:span><text:span text:style-name="T32_8"><text:a xlink:type="simple" xlink:href="https://derpiboo.ru/868757?scope=scpe54bffa68b0d4895395df9f2d0741b905a725ff95"><text:span text:style-name="T32_9">.</text:span></text:a></text:span><text:span text:style-name="T32_10"><text:a xlink:type="simple" xlink:href="https://derpiboo.ru/868757?scope=scpe54bffa68b0d4895395df9f2d0741b905a725ff95"><text:span text:style-name="T32_11">ru</text:span></text:a></text:span><text:span text:style-name="T32_12"><text:a xlink:type="simple" xlink:href="https://derpiboo.ru/868757?scope=scpe54bffa68b0d4895395df9f2d0741b905a725ff95"><text:span text:style-name="T32_13">/868757?</text:span></text:a></text:span><text:span text:style-name="T32_14"><text:a xlink:type="simple" xlink:href="https://derpiboo.ru/868757?scope=scpe54bffa68b0d4895395df9f2d0741b905a725ff95"><text:span text:style-name="T32_15">scope</text:span></text:a></text:span><text:span text:style-name="T32_16"><text:a xlink:type="simple" xlink:href="https://derpiboo.ru/868757?scope=scpe54bffa68b0d4895395df9f2d0741b905a725ff95"><text:span text:style-name="T32_17">=</text:span></text:a></text:span><text:span text:style-name="T32_18"><text:a xlink:type="simple" xlink:href="https://derpiboo.ru/868757?scope=scpe54bffa68b0d4895395df9f2d0741b905a725ff95"><text:span text:style-name="T32_19">scpe</text:span></text:a></text:span><text:span text:style-name="T32_20"><text:a xlink:type="simple" xlink:href="https://derpiboo.ru/868757?scope=scpe54bffa68b0d4895395df9f2d0741b905a725ff95"><text:span text:style-name="T32_21">54</text:span></text:a></text:span><text:span text:style-name="T32_22"><text:a xlink:type="simple" xlink:href="https://derpiboo.ru/868757?scope=scpe54bffa68b0d4895395df9f2d0741b905a725ff95"><text:span text:style-name="T32_23">bffa</text:span></text:a></text:span><text:span text:style-name="T32_24"><text:a xlink:type="simple" xlink:href="https://derpiboo.ru/868757?scope=scpe54bffa68b0d4895395df9f2d0741b905a725ff95"><text:span text:style-name="T32_25">68</text:span></text:a></text:span><text:span text:style-name="T32_26"><text:a xlink:type="simple" xlink:href="https://derpiboo.ru/868757?scope=scpe54bffa68b0d4895395df9f2d0741b905a725ff95"><text:span text:style-name="T32_27">b</text:span></text:a></text:span><text:span text:style-name="T32_28"><text:a xlink:type="simple" xlink:href="https://derpiboo.ru/868757?scope=scpe54bffa68b0d4895395df9f2d0741b905a725ff95"><text:span text:style-name="T32_29">0</text:span></text:a></text:span><text:span text:style-name="T32_30"><text:a xlink:type="simple" xlink:href="https://derpiboo.ru/868757?scope=scpe54bffa68b0d4895395df9f2d0741b905a725ff95"><text:span text:style-name="T32_31">d</text:span></text:a></text:span><text:span text:style-name="T32_32"><text:a xlink:type="simple" xlink:href="https://derpiboo.ru/868757?scope=scpe54bffa68b0d4895395df9f2d0741b905a725ff95"><text:span text:style-name="T32_33">4895395</text:span></text:a></text:span><text:span text:style-name="T32_34"><text:a xlink:type="simple" xlink:href="https://derpiboo.ru/868757?scope=scpe54bffa68b0d4895395df9f2d0741b905a725ff95"><text:span text:style-name="T32_35">df</text:span></text:a></text:span><text:span text:style-name="T32_36"><text:a xlink:type="simple" xlink:href="https://derpiboo.ru/868757?scope=scpe54bffa68b0d4895395df9f2d0741b905a725ff95"><text:span text:style-name="T32_37">9</text:span></text:a></text:span><text:span text:style-name="T32_38"><text:a xlink:type="simple" xlink:href="https://derpiboo.ru/868757?scope=scpe54bffa68b0d4895395df9f2d0741b905a725ff95"><text:span text:style-name="T32_39">f</text:span></text:a></text:span><text:span text:style-name="T32_40"><text:a xlink:type="simple" xlink:href="https://derpiboo.ru/868757?scope=scpe54bffa68b0d4895395df9f2d0741b905a725ff95"><text:span text:style-name="T32_41">2</text:span></text:a></text:span><text:span text:style-name="T32_42"><text:a xlink:type="simple" xlink:href="https://derpiboo.ru/868757?scope=scpe54bffa68b0d4895395df9f2d0741b905a725ff95"><text:span text:style-name="T32_43">d</text:span></text:a></text:span><text:span text:style-name="T32_44"><text:a xlink:type="simple" xlink:href="https://derpiboo.ru/868757?scope=scpe54bffa68b0d4895395df9f2d0741b905a725ff95"><text:span text:style-name="T32_45">0741</text:span></text:a></text:span><text:span text:style-name="T32_46"><text:a xlink:type="simple" xlink:href="https://derpiboo.ru/868757?scope=scpe54bffa68b0d4895395df9f2d0741b905a725ff95"><text:span text:style-name="T32_47">b</text:span></text:a></text:span><text:span text:style-name="T32_48"><text:a xlink:type="simple" xlink:href="https://derpiboo.ru/868757?scope=scpe54bffa68b0d4895395df9f2d0741b905a725ff95"><text:span text:style-name="T32_49">905</text:span></text:a></text:span><text:span text:style-name="T32_50"><text:a xlink:type="simple" xlink:href="https://derpiboo.ru/868757?scope=scpe54bffa68b0d4895395df9f2d0741b905a725ff95"><text:span text:style-name="T32_51">a</text:span></text:a></text:span><text:span text:style-name="T32_52"><text:a xlink:type="simple" xlink:href="https://derpiboo.ru/868757?scope=scpe54bffa68b0d4895395df9f2d0741b905a725ff95"><text:span text:style-name="T32_53">725</text:span></text:a></text:span><text:span text:style-name="T32_54"><text:a xlink:type="simple" xlink:href="https://derpiboo.ru/868757?scope=scpe54bffa68b0d4895395df9f2d0741b905a725ff95"><text:span text:style-name="T32_55">ff</text:span></text:a></text:span><text:span text:style-name="T32_56"><text:a xlink:type="simple" xlink:href="https://derpiboo.ru/868757?scope=scpe54bffa68b0d4895395df9f2d0741b905a725ff95"><text:span text:style-name="T32_57">95</text:span></text:a></text:span><text:span text:style-name="T32_58"><text:s/>-<text:s/></text:span><text:span text:style-name="T32_59">na</text:span><text:span text:style-name="T32_60"><text:s/></text:span><text:span text:style-name="T32_61">banner</text:span></text:p>
      <text:p text:style-name="P33"><text:span text:style-name="T33_1">-</text:span><text:span text:style-name="T33_2"><text:a xlink:type="simple" xlink:href="http://cahandariella.deviantart.com/art/Solar-Flare-607434984?q=gallery%3ACahandariella&amp;qo=0"><text:span text:style-name="T33_3">http</text:span></text:a></text:span><text:span text:style-name="T33_4"><text:a xlink:type="simple" xlink:href="http://cahandariella.deviantart.com/art/Solar-Flare-607434984?q=gallery%3ACahandariella&amp;qo=0"><text:span text:style-name="T33_5">://</text:span></text:a></text:span><text:span text:style-name="T33_6"><text:a xlink:type="simple" xlink:href="http://cahandariella.deviantart.com/art/Solar-Flare-607434984?q=gallery%3ACahandariella&amp;qo=0"><text:span text:style-name="T33_7">cahandariella</text:span></text:a></text:span><text:span text:style-name="T33_8"><text:a xlink:type="simple" xlink:href="http://cahandariella.deviantart.com/art/Solar-Flare-607434984?q=gallery%3ACahandariella&amp;qo=0"><text:span text:style-name="T33_9">.</text:span></text:a></text:span><text:span text:style-name="T33_10"><text:a xlink:type="simple" xlink:href="http://cahandariella.deviantart.com/art/Solar-Flare-607434984?q=gallery%3ACahandariella&amp;qo=0"><text:span text:style-name="T33_11">deviantart</text:span></text:a></text:span><text:span text:style-name="T33_12"><text:a xlink:type="simple" xlink:href="http://cahandariella.deviantart.com/art/Solar-Flare-607434984?q=gallery%3ACahandariella&amp;qo=0"><text:span text:style-name="T33_13">.</text:span></text:a></text:span><text:span text:style-name="T33_14"><text:a xlink:type="simple" xlink:href="http://cahandariella.deviantart.com/art/Solar-Flare-607434984?q=gallery%3ACahandariella&amp;qo=0"><text:span text:style-name="T33_15">com</text:span></text:a></text:span><text:span text:style-name="T33_16"><text:a xlink:type="simple" xlink:href="http://cahandariella.deviantart.com/art/Solar-Flare-607434984?q=gallery%3ACahandariella&amp;qo=0"><text:span text:style-name="T33_17">/</text:span></text:a></text:span><text:span text:style-name="T33_18"><text:a xlink:type="simple" xlink:href="http://cahandariella.deviantart.com/art/Solar-Flare-607434984?q=gallery%3ACahandariella&amp;qo=0"><text:span text:style-name="T33_19">art</text:span></text:a></text:span><text:span text:style-name="T33_20"><text:a xlink:type="simple" xlink:href="http://cahandariella.deviantart.com/art/Solar-Flare-607434984?q=gallery%3ACahandariella&amp;qo=0"><text:span text:style-name="T33_21">/</text:span></text:a></text:span><text:span text:style-name="T33_22"><text:a xlink:type="simple" xlink:href="http://cahandariella.deviantart.com/art/Solar-Flare-607434984?q=gallery%3ACahandariella&amp;qo=0"><text:span text:style-name="T33_23">Solar</text:span></text:a></text:span><text:span text:style-name="T33_24"><text:a xlink:type="simple" xlink:href="http://cahandariella.deviantart.com/art/Solar-Flare-607434984?q=gallery%3ACahandariella&amp;qo=0"><text:span text:style-name="T33_25">-</text:span></text:a></text:span><text:span text:style-name="T33_26"><text:a xlink:type="simple" xlink:href="http://cahandariella.deviantart.com/art/Solar-Flare-607434984?q=gallery%3ACahandariella&amp;qo=0"><text:span text:style-name="T33_27">Flare</text:span></text:a></text:span><text:span text:style-name="T33_28"><text:a xlink:type="simple" xlink:href="http://cahandariella.deviantart.com/art/Solar-Flare-607434984?q=gallery%3ACahandariella&amp;qo=0"><text:span text:style-name="T33_29">-607434984?</text:span></text:a></text:span><text:span text:style-name="T33_30"><text:a xlink:type="simple" xlink:href="http://cahandariella.deviantart.com/art/Solar-Flare-607434984?q=gallery%3ACahandariella&amp;qo=0"><text:span text:style-name="T33_31">q</text:span></text:a></text:span><text:span text:style-name="T33_32"><text:a xlink:type="simple" xlink:href="http://cahandariella.deviantart.com/art/Solar-Flare-607434984?q=gallery%3ACahandariella&amp;qo=0"><text:span text:style-name="T33_33">=</text:span></text:a></text:span><text:span text:style-name="T33_34"><text:a xlink:type="simple" xlink:href="http://cahandariella.deviantart.com/art/Solar-Flare-607434984?q=gallery%3ACahandariella&amp;qo=0"><text:span text:style-name="T33_35">gallery</text:span></text:a></text:span><text:span text:style-name="T33_36"><text:a xlink:type="simple" xlink:href="http://cahandariella.deviantart.com/art/Solar-Flare-607434984?q=gallery%3ACahandariella&amp;qo=0"><text:span text:style-name="T33_37">%3</text:span></text:a></text:span><text:span text:style-name="T33_38"><text:a xlink:type="simple" xlink:href="http://cahandariella.deviantart.com/art/Solar-Flare-607434984?q=gallery%3ACahandariella&amp;qo=0"><text:span text:style-name="T33_39">ACahandariella</text:span></text:a></text:span><text:span text:style-name="T33_40"><text:a xlink:type="simple" xlink:href="http://cahandariella.deviantart.com/art/Solar-Flare-607434984?q=gallery%3ACahandariella&amp;qo=0"><text:span text:style-name="T33_41">&amp;</text:span></text:a></text:span><text:span text:style-name="T33_42"><text:a xlink:type="simple" xlink:href="http://cahandariella.deviantart.com/art/Solar-Flare-607434984?q=gallery%3ACahandariella&amp;qo=0"><text:span text:style-name="T33_43">qo</text:span></text:a></text:span><text:span text:style-name="T33_44"><text:a xlink:type="simple" xlink:href="http://cahandariella.deviantart.com/art/Solar-Flare-607434984?q=gallery%3ACahandariella&amp;qo=0"><text:span text:style-name="T33_45">=0</text:span></text:a></text:span></text:p>
      <text:p text:style-name="P34"><text:span text:style-name="T34_1">-</text:span><text:span text:style-name="T34_2"><text:a xlink:type="simple" xlink:href="http://cahandariella.deviantart.com/art/Celestia-607349235?q=gallery%3ACahandariella&amp;qo=1"><text:span text:style-name="T34_3">http</text:span></text:a></text:span><text:span text:style-name="T34_4"><text:a xlink:type="simple" xlink:href="http://cahandariella.deviantart.com/art/Celestia-607349235?q=gallery%3ACahandariella&amp;qo=1"><text:span text:style-name="T34_5">://</text:span></text:a></text:span><text:span text:style-name="T34_6"><text:a xlink:type="simple" xlink:href="http://cahandariella.deviantart.com/art/Celestia-607349235?q=gallery%3ACahandariella&amp;qo=1"><text:span text:style-name="T34_7">cahandariella</text:span></text:a></text:span><text:span text:style-name="T34_8"><text:a xlink:type="simple" xlink:href="http://cahandariella.deviantart.com/art/Celestia-607349235?q=gallery%3ACahandariella&amp;qo=1"><text:span text:style-name="T34_9">.</text:span></text:a></text:span><text:span text:style-name="T34_10"><text:a xlink:type="simple" xlink:href="http://cahandariella.deviantart.com/art/Celestia-607349235?q=gallery%3ACahandariella&amp;qo=1"><text:span text:style-name="T34_11">deviantart</text:span></text:a></text:span><text:span text:style-name="T34_12"><text:a xlink:type="simple" xlink:href="http://cahandariella.deviantart.com/art/Celestia-607349235?q=gallery%3ACahandariella&amp;qo=1"><text:span text:style-name="T34_13">.</text:span></text:a></text:span><text:span text:style-name="T34_14"><text:a xlink:type="simple" xlink:href="http://cahandariella.deviantart.com/art/Celestia-607349235?q=gallery%3ACahandariella&amp;qo=1"><text:span text:style-name="T34_15">com</text:span></text:a></text:span><text:span text:style-name="T34_16"><text:a xlink:type="simple" xlink:href="http://cahandariella.deviantart.com/art/Celestia-607349235?q=gallery%3ACahandariella&amp;qo=1"><text:span text:style-name="T34_17">/</text:span></text:a></text:span><text:span text:style-name="T34_18"><text:a xlink:type="simple" xlink:href="http://cahandariella.deviantart.com/art/Celestia-607349235?q=gallery%3ACahandariella&amp;qo=1"><text:span text:style-name="T34_19">art</text:span></text:a></text:span><text:span text:style-name="T34_20"><text:a xlink:type="simple" xlink:href="http://cahandariella.deviantart.com/art/Celestia-607349235?q=gallery%3ACahandariella&amp;qo=1"><text:span text:style-name="T34_21">/</text:span></text:a></text:span><text:span text:style-name="T34_22"><text:a xlink:type="simple" xlink:href="http://cahandariella.deviantart.com/art/Celestia-607349235?q=gallery%3ACahandariella&amp;qo=1"><text:span text:style-name="T34_23">Celestia</text:span></text:a></text:span><text:span text:style-name="T34_24"><text:a xlink:type="simple" xlink:href="http://cahandariella.deviantart.com/art/Celestia-607349235?q=gallery%3ACahandariella&amp;qo=1"><text:span text:style-name="T34_25">-607349235?</text:span></text:a></text:span><text:span text:style-name="T34_26"><text:a xlink:type="simple" xlink:href="http://cahandariella.deviantart.com/art/Celestia-607349235?q=gallery%3ACahandariella&amp;qo=1"><text:span text:style-name="T34_27">q</text:span></text:a></text:span><text:span text:style-name="T34_28"><text:a xlink:type="simple" xlink:href="http://cahandariella.deviantart.com/art/Celestia-607349235?q=gallery%3ACahandariella&amp;qo=1"><text:span text:style-name="T34_29">=</text:span></text:a></text:span><text:span text:style-name="T34_30"><text:a xlink:type="simple" xlink:href="http://cahandariella.deviantart.com/art/Celestia-607349235?q=gallery%3ACahandariella&amp;qo=1"><text:span text:style-name="T34_31">gallery</text:span></text:a></text:span><text:span text:style-name="T34_32"><text:a xlink:type="simple" xlink:href="http://cahandariella.deviantart.com/art/Celestia-607349235?q=gallery%3ACahandariella&amp;qo=1"><text:span text:style-name="T34_33">%3</text:span></text:a></text:span><text:span text:style-name="T34_34"><text:a xlink:type="simple" xlink:href="http://cahandariella.deviantart.com/art/Celestia-607349235?q=gallery%3ACahandariella&amp;qo=1"><text:span text:style-name="T34_35">ACahandariella</text:span></text:a></text:span><text:span text:style-name="T34_36"><text:a xlink:type="simple" xlink:href="http://cahandariella.deviantart.com/art/Celestia-607349235?q=gallery%3ACahandariella&amp;qo=1"><text:span text:style-name="T34_37">&amp;</text:span></text:a></text:span><text:span text:style-name="T34_38"><text:a xlink:type="simple" xlink:href="http://cahandariella.deviantart.com/art/Celestia-607349235?q=gallery%3ACahandariella&amp;qo=1"><text:span text:style-name="T34_39">qo</text:span></text:a></text:span><text:span text:style-name="T34_40"><text:a xlink:type="simple" xlink:href="http://cahandariella.deviantart.com/art/Celestia-607349235?q=gallery%3ACahandariella&amp;qo=1"><text:span text:style-name="T34_41">=1</text:span></text:a></text:span><text:span text:style-name="T34_42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